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242122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1" style:family="graphic" style:parent-style-name="standard">
      <style:graphic-properties draw:stroke="none" draw:fill="solid" draw:fill-color="#e7e8e8"/>
    </style:style>
    <style:style style:name="gr102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4" style:family="graphic" style:parent-style-name="objectwithoutfill">
      <style:graphic-properties svg:stroke-color="#cccccc" draw:fill="none" draw:textarea-vertical-align="middle"/>
    </style:style>
    <style:style style:name="gr105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solid" draw:fill-color="#cccccc"/>
    </style:style>
    <style:style style:name="gr116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solid" draw:fill-color="#e0e1e1"/>
    </style:style>
    <style:style style:name="gr130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1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2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5" fo:font-size="12pt" style:font-name-asian="Helvetica5" style:font-size-asian="12pt" style:font-name-complex="Helvetica5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solid" draw:fill-color="#000000" draw:opacity="100%"/>
    </style:style>
    <style:style style:name="P32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4" style:family="paragraph">
      <loext:graphic-properties draw:fill="solid" draw:fill-color="#000000"/>
      <style:paragraph-properties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7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48" style:family="paragraph">
      <style:paragraph-properties fo:margin-top="0.1cm" fo:margin-bottom="0.1cm" fo:text-align="center">
        <style:tab-stops/>
      </style:paragraph-properties>
    </style:style>
    <style:style style:name="P49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0" style:family="paragraph">
      <style:paragraph-properties fo:text-align="start">
        <style:tab-stops/>
      </style:paragraph-properties>
    </style:style>
    <style:style style:name="P5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2" style:family="paragraph">
      <style:paragraph-properties fo:text-align="start" style:writing-mode="lr-tb">
        <style:tab-stops/>
      </style:paragraph-properties>
    </style:style>
    <style:style style:name="P53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margin-top="0.2cm" fo:margin-bottom="0.2cm" fo:text-align="center">
        <style:tab-stops/>
      </style:paragraph-properties>
    </style:style>
    <style:style style:name="P56" style:family="paragraph">
      <loext:graphic-properties draw:fill="solid" draw:fill-color="#cccccc"/>
      <style:paragraph-properties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="solid" draw:fill-color="#e7e8e8"/>
    </style:style>
    <style:style style:name="P60" style:family="paragraph">
      <loext:graphic-properties draw:fill="solid" draw:fill-color="#e0e1e1"/>
    </style:style>
    <style:style style:name="P61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3" style:family="text">
      <style:text-properties fo:color="#000000" loext:opacity="100%" style:font-name="Helvetica2" fo:font-size="12pt" fo:font-weight="normal" style:font-size-asian="12pt" style:font-weight-asian="normal" style:font-name-complex="Helvetica2" style:font-size-complex="12pt" style:font-weight-complex="normal"/>
    </style:style>
    <style:style style:name="T24" style:family="text">
      <style:text-properties style:font-name="Helvetica Neue2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2" fo:font-size="9pt" style:font-size-asian="10pt" style:font-size-complex="10pt"/>
    </style:style>
    <style:style style:name="T26" style:family="text">
      <style:text-properties style:font-name="Consolas2" fo:font-size="8pt" style:font-size-asian="9pt" style:font-size-complex="9pt"/>
    </style:style>
    <style:style style:name="T27" style:family="text">
      <style:text-properties style:font-name="Helvetica Neue2" fo:font-size="9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nsolas2" fo:font-size="8pt" fo:font-weight="normal" style:font-size-asian="9pt" style:font-weight-asian="normal" style:font-size-complex="9pt" style:font-weight-complex="normal"/>
    </style:style>
    <style:style style:name="T29" style:family="text">
      <style:text-properties style:text-position="super 58%" style:font-name="Consolas2" fo:font-size="8pt" style:font-size-asian="9pt" style:font-size-complex="9pt"/>
    </style:style>
    <style:style style:name="T30" style:family="text">
      <style:text-properties style:font-name="Helvetica Neue2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1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Consolas2" fo:font-size="8pt" style:font-size-asian="8pt" style:font-size-complex="8pt"/>
    </style:style>
    <style:style style:name="T33" style:family="text">
      <style:text-properties style:font-name="Helvetica Neue2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Consolas2"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font-name="Consolas2" fo:font-size="9pt" style:font-size-asian="9pt" style:font-size-complex="9pt"/>
    </style:style>
    <style:style style:name="T3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39" style:family="text">
      <style:text-properties style:font-name="Consolas2" fo:font-size="9pt" fo:font-weight="bold" style:font-size-asian="9pt" style:font-weight-asian="bold" style:font-size-complex="9pt" style:font-weight-complex="bold"/>
    </style:style>
    <style:style style:name="T40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41" style:family="text">
      <style:text-properties style:font-name="Helvetica Neue2" fo:font-size="24pt" style:font-size-asian="24pt" style:font-size-complex="24pt"/>
    </style:style>
    <style:style style:name="T42" style:family="text">
      <style:text-properties style:font-name="Consolas2" fo:font-size="8pt" style:text-underline-style="none" fo:font-weight="normal" style:font-size-asian="8pt" style:font-weight-asian="normal" style:font-size-complex="8pt" style:font-weight-complex="normal"/>
    </style:style>
    <style:style style:name="T43" style:family="text">
      <style:text-properties style:font-name="Consolas2" fo:font-size="8pt" fo:font-weight="normal" style:font-size-asian="8pt" style:font-weight-asian="normal" style:font-size-complex="8pt" style:font-weight-complex="normal"/>
    </style:style>
    <style:style style:name="T44" style:family="text">
      <style:text-properties fo:font-size="8pt" fo:font-weight="normal" style:font-size-asian="8pt" style:font-weight-asian="normal" style:font-size-complex="8pt" style:font-weight-complex="normal"/>
    </style:style>
    <style:style style:name="T45" style:family="text">
      <style:text-properties fo:font-size="9pt" fo:font-weight="normal" style:font-size-asian="9pt" style:font-weight-asian="normal" style:font-size-complex="9pt" style:font-weight-complex="normal"/>
    </style:style>
    <style:style style:name="T46" style:family="text">
      <style:text-properties style:font-name="Helvetica Neue2" fo:font-size="12pt"/>
    </style:style>
    <style:style style:name="T47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48" style:family="text">
      <style:text-properties style:font-name="Consolas2" fo:font-size="8pt" style:font-size-asian="10pt" style:font-size-complex="10pt"/>
    </style:style>
    <style:style style:name="T49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50" style:family="text">
      <style:text-properties fo:color="#bfbfbf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51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52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53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54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</text:span><text:span text:style-name="T1">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</text:span><text:span text:style-name="T2">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</text:span><text:span text:style-name="T3">a</text:span><text:span text:style-name="T3">n</text:span><text:span text:style-name="T3">d</text:span><text:span text:style-name="T3">a</text:span><text:span text:style-name="T3">x</text:span><text:span text:style-name="T3">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</text:span><text:span text:style-name="T4">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</text:span><text:span text:style-name="T5">d</text:span><text:span text:style-name="T5">6</text:span><text:span text:style-name="T5">-</text:span><text:span text:style-name="T5">1</text:span><text:span text:style-name="T5">s</text:span><text:span text:style-name="T5">l</text:span><text:span text:style-name="T5">a</text:span><text:span text:style-name="T5">s</text:span><text:span text:style-name="T5">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</text:span><text:span text:style-name="T4">i</text:span><text:span text:style-name="T4">r</text:span><text:span text:style-name="T4">e</text:span><text:span text:style-name="T4">b</text:span><text:span text:style-name="T4">o</text:span><text:span text:style-name="T4">l</text:span><text:span text:style-name="T4">t</text:span><text:span text:style-name="T4"> </text:span><text:span text:style-name="T4"><text:s/></text:span><text:span text:style-name="T4">1</text:span><text:span text:style-name="T4">2</text:span><text:span text:style-name="T4">0</text:span><text:span text:style-name="T4">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</text:span><text:span text:style-name="T4">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</text:span><text:span text:style-name="T5">d</text:span><text:span text:style-name="T5">1</text:span><text:span text:style-name="T5">0</text:span><text:span text:style-name="T5"> </text:span><text:span text:style-name="T5">f</text:span><text:span text:style-name="T5">i</text:span><text:span text:style-name="T5">r</text:span><text:span text:style-name="T5">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</text:span><text:span text:style-name="T6">o</text:span><text:span text:style-name="T6">n</text:span><text:span text:style-name="T6">k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3</text:span><text:span text:style-name="T6">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</text:span><text:span text:style-name="T4">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</text:span><text:span text:style-name="T5">d</text:span><text:span text:style-name="T5">4</text:span><text:span text:style-name="T5">+</text:span><text:span text:style-name="T5">2</text:span><text:span text:style-name="T5"> </text:span><text:span text:style-name="T5">f</text:span><text:span text:style-name="T5">o</text:span><text:span text:style-name="T5">r</text:span><text:span text:style-name="T5">c</text:span><text:span text:style-name="T5">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/></text:span><text:span text:style-name="T7"><text:s/></text:span><text:span text:style-name="T7">A</text:span><text:span text:style-name="T7">r</text:span><text:span text:style-name="T7">t</text:span><text:span text:style-name="T7">i</text:span><text:span text:style-name="T7">f</text:span><text:span text:style-name="T7">i</text:span><text:span text:style-name="T7">c</text:span><text:span text:style-name="T7">e</text:span><text:span text:style-name="T7">r</text:span><text:span text:style-name="T7"> </text:span><text:span text:style-name="T7">(</text:span><text:span text:style-name="T7">A</text:span><text:span text:style-name="T7">l</text:span><text:span text:style-name="T7">c</text:span><text:span text:style-name="T7">h</text:span><text:span text:style-name="T7">e</text:span><text:span text:style-name="T7">m</text:span><text:span text:style-name="T7">i</text:span><text:span text:style-name="T7">s</text:span><text:span text:style-name="T7">t</text:span><text:span text:style-name="T7">)</text:span><text:span text:style-name="T7"> </text:span><text:span text:style-name="T7"><text:s/></text:span><text:span text:style-name="T7"><text:s/></text:span><text:span text:style-name="T7">I</text:span><text:span text:style-name="T7">n</text:span><text:span text:style-name="T7">h</text:span><text:span text:style-name="T7">e</text:span><text:span text:style-name="T7">r</text:span><text:span text:style-name="T7">i</text:span><text:span text:style-name="T7">t</text:span><text:span text:style-name="T7">o</text:span><text:span text:style-name="T7">r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g</text:span><text:span text:style-name="T7">c</text:span><text:span text:style-name="T7">3</text:span></text:p>
          <text:p><text:span text:style-name="T7"/></text:p>
          <text:p><text:span text:style-name="T7"><text:s/></text:span><text:span text:style-name="T7"><text:s/></text:span><text:span text:style-name="T7">T</text:span><text:span text:style-name="T7">i</text:span><text:span text:style-name="T7">e</text:span><text:span text:style-name="T7">f</text:span><text:span text:style-name="T7">l</text:span><text:span text:style-name="T7">i</text:span><text:span text:style-name="T7">n</text:span><text:span text:style-name="T7">g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N</text:span><text:span text:style-name="T7">e</text:span><text:span text:style-name="T7">u</text:span><text:span text:style-name="T7">t</text:span><text:span text:style-name="T7">r</text:span><text:span text:style-name="T7">a</text:span><text:span text:style-name="T7">l</text:span><text:span text:style-name="T7"> </text:span><text:span text:style-name="T7">G</text:span><text:span text:style-name="T7">o</text:span><text:span text:style-name="T7">o</text:span><text:span text:style-name="T7">d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7" draw:text-style-name="P15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20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7" draw:text-style-name="P21" draw:layer="layout" svg:width="1.788cm" svg:height="1.675cm" svg:x="9.826cm" svg:y="4.808cm" svg:viewBox="0 0 1789 1676" draw:points="1789,149 1789,1528 1641,1676 149,1676 0,1528 0,149 149,0 1641,0">
          <text:p text:style-name="P2"><text:span text:style-name="T8">+</text:span><text:span text:style-name="T8">2</text:span></text:p>
        </draw:polygon>
        <draw:polygon draw:style-name="gr17" draw:text-style-name="P21" draw:layer="layout" svg:width="1.788cm" svg:height="1.675cm" svg:x="11.886cm" svg:y="4.808cm" svg:viewBox="0 0 1789 1676" draw:points="1789,149 1789,1528 1641,1676 148,1676 0,1528 0,149 148,0 1641,0">
          <text:p text:style-name="P2"><text:span text:style-name="T8">3</text:span><text:span text:style-name="T8">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8" draw:text-style-name="P22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9"><text:s/></text:span><text:span text:style-name="T9"><text:s/></text:span><text:span text:style-name="T10">1</text:span><text:span text:style-name="T10">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7" draw:text-style-name="P20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</text:span><text:span text:style-name="T1">4</text:span></text:p>
        </draw:path>
        <draw:path draw:style-name="gr17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</text:span><text:span text:style-name="T1">4</text:span></text:p>
        </draw:path>
        <draw:path draw:style-name="gr17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7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7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</text:span><text:span text:style-name="T1">2</text:span></text:p>
        </draw:path>
        <draw:path draw:style-name="gr17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6" draw:layer="layout" svg:width="0.688cm" svg:height="0.276cm" svg:x="9.55cm" svg:y="3.175cm">
          <draw:text-box>
            <text:p text:style-name="P25"><text:span text:style-name="T11">R</text:span><text:span text:style-name="T11">A</text:span><text:span text:style-name="T11">C</text:span><text:span text:style-name="T11">E</text:span></text:p>
          </draw:text-box>
        </draw:frame>
        <draw:frame draw:style-name="gr22" draw:text-style-name="P26" draw:layer="layout" svg:width="1.877cm" svg:height="0.276cm" svg:x="9.55cm" svg:y="2.255cm">
          <draw:text-box>
            <text:p text:style-name="P25"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&amp;</text:span><text:span text:style-name="T11"> </text:span><text:span text:style-name="T11">L</text:span><text:span text:style-name="T11">E</text:span><text:span text:style-name="T11">V</text:span><text:span text:style-name="T11">E</text:span><text:span text:style-name="T11">L</text:span></text:p>
          </draw:text-box>
        </draw:frame>
        <draw:frame draw:style-name="gr23" draw:text-style-name="P26" draw:layer="layout" svg:width="1.755cm" svg:height="0.276cm" svg:x="16.942cm" svg:y="2.255cm">
          <draw:text-box>
            <text:p text:style-name="P25"><text:span text:style-name="T11">P</text:span><text:span text:style-name="T11">L</text:span><text:span text:style-name="T11">A</text:span><text:span text:style-name="T11">Y</text:span><text:span text:style-name="T11">E</text:span><text:span text:style-name="T11">R</text:span><text:span text:style-name="T11"> </text:span><text:span text:style-name="T11">N</text:span><text:span text:style-name="T11">A</text:span><text:span text:style-name="T11">M</text:span><text:span text:style-name="T11">E</text:span></text:p>
          </draw:text-box>
        </draw:frame>
        <draw:frame draw:style-name="gr24" draw:text-style-name="P26" draw:layer="layout" svg:width="2.313cm" svg:height="0.276cm" svg:x="2.437cm" svg:y="3.182cm">
          <draw:text-box>
            <text:p text:style-name="P25"><text:span text:style-name="T11">C</text:span><text:span text:style-name="T11">H</text:span><text:span text:style-name="T11">A</text:span><text:span text:style-name="T11">R</text:span><text:span text:style-name="T11">A</text:span><text:span text:style-name="T11">C</text:span><text:span text:style-name="T11">T</text:span><text:span text:style-name="T11">E</text:span><text:span text:style-name="T11">R</text:span><text:span text:style-name="T11"> </text:span><text:span text:style-name="T11">N</text:span><text:span text:style-name="T11">A</text:span><text:span text:style-name="T11">M</text:span><text:span text:style-name="T11">E</text:span></text:p>
          </draw:text-box>
        </draw:frame>
        <draw:frame draw:style-name="gr25" draw:text-style-name="P26" draw:layer="layout" svg:width="1.767cm" svg:height="0.276cm" svg:x="13.528cm" svg:y="2.255cm">
          <draw:text-box>
            <text:p text:style-name="P25"><text:span text:style-name="T11">B</text:span><text:span text:style-name="T11">A</text:span><text:span text:style-name="T11">C</text:span><text:span text:style-name="T11">K</text:span><text:span text:style-name="T11">G</text:span><text:span text:style-name="T11">R</text:span><text:span text:style-name="T11">O</text:span><text:span text:style-name="T11">U</text:span><text:span text:style-name="T11">N</text:span><text:span text:style-name="T11">D</text:span></text:p>
          </draw:text-box>
        </draw:frame>
        <draw:frame draw:style-name="gr26" draw:text-style-name="P26" draw:layer="layout" svg:width="2.576cm" svg:height="0.276cm" svg:x="16.942cm" svg:y="3.182cm">
          <draw:text-box>
            <text:p text:style-name="P25"><text:span text:style-name="T11">C</text:span><text:span text:style-name="T11">H</text:span><text:span text:style-name="T11">A</text:span><text:span text:style-name="T11">R</text:span><text:span text:style-name="T11">A</text:span><text:span text:style-name="T11">C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V</text:span><text:span text:style-name="T11">E</text:span><text:span text:style-name="T11">L</text:span></text:p>
          </draw:text-box>
        </draw:frame>
        <draw:frame draw:style-name="gr27" draw:text-style-name="P26" draw:layer="layout" svg:width="1.433cm" svg:height="0.276cm" svg:x="13.528cm" svg:y="3.175cm">
          <draw:text-box>
            <text:p text:style-name="P25"><text:span text:style-name="T11">A</text:span><text:span text:style-name="T11">L</text:span><text:span text:style-name="T11">I</text:span><text:span text:style-name="T11">G</text:span><text:span text:style-name="T11">N</text:span><text:span text:style-name="T11">M</text:span><text:span text:style-name="T11">E</text:span><text:span text:style-name="T11">N</text:span><text:span text:style-name="T11">T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</text:span><text:span text:style-name="T12">M</text:span><text:span text:style-name="T12"> </text:span><text:span text:style-name="T12">&amp;</text:span><text:span text:style-name="T12"> </text:span><text:span text:style-name="T12">©</text:span><text:span text:style-name="T12"> </text:span><text:span text:style-name="T12">2</text:span><text:span text:style-name="T12">0</text:span><text:span text:style-name="T12">1</text:span><text:span text:style-name="T12">4</text:span><text:span text:style-name="T12"> </text:span><text:span text:style-name="T12">W</text:span><text:span text:style-name="T12">i</text:span><text:span text:style-name="T12">z</text:span><text:span text:style-name="T12">a</text:span><text:span text:style-name="T12">r</text:span><text:span text:style-name="T12">d</text:span><text:span text:style-name="T12">s</text:span><text:span text:style-name="T12"> </text:span><text:span text:style-name="T12">o</text:span><text:span text:style-name="T12">f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a</text:span><text:span text:style-name="T12">s</text:span><text:span text:style-name="T12">t </text:span><text:span text:style-name="T12">L</text:span><text:span text:style-name="T12">L</text:span><text:span text:style-name="T12">C</text:span><text:span text:style-name="T12">. </text:span><text:span text:style-name="T12">P</text:span><text:span text:style-name="T12">e</text:span><text:span text:style-name="T12">r</text:span><text:span text:style-name="T12">m</text:span><text:span text:style-name="T12">i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g</text:span><text:span text:style-name="T12">r</text:span><text:span text:style-name="T12">a</text:span><text:span text:style-name="T12">n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p</text:span><text:span text:style-name="T12">h</text:span><text:span text:style-name="T12">o</text:span><text:span text:style-name="T12">t</text:span><text:span text:style-name="T12">o</text:span><text:span text:style-name="T12">c</text:span><text:span text:style-name="T12">o</text:span><text:span text:style-name="T12">p</text:span><text:span text:style-name="T12">y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 </text:span><text:span text:style-name="T12">f</text:span><text:span text:style-name="T12">o</text:span><text:span text:style-name="T12">r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a</text:span><text:span text:style-name="T12">l </text:span><text:span text:style-name="T12">u</text:span><text:span text:style-name="T12">s</text:span><text:span text:style-name="T12">e</text:span><text:span text:style-name="T12">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6" draw:layer="layout" svg:width="2.055cm" svg:height="0.276cm" svg:x="8.105cm" svg:y="7.083cm">
          <draw:text-box>
            <text:p text:style-name="P25"><text:span text:style-name="T13">H</text:span><text:span text:style-name="T13">i</text:span><text:span text:style-name="T13">t </text:span><text:span text:style-name="T13">P</text:span><text:span text:style-name="T13">o</text:span><text:span text:style-name="T13">i</text:span><text:span text:style-name="T13">n</text:span><text:span text:style-name="T13">t </text:span><text:span text:style-name="T13">M</text:span><text:span text:style-name="T13">a</text:span><text:span text:style-name="T13">x</text:span><text:span text:style-name="T13">i</text:span><text:span text:style-name="T13">m</text:span><text:span text:style-name="T13">u</text:span><text:span text:style-name="T13">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29" draw:layer="layout" svg:width="0.412cm" svg:height="0.395cm" svg:x="4.098cm" svg:y="7.288cm">
          <draw:text-box>
            <text:p text:style-name="P28"><text:span text:style-name="T14"><text:s/></text:span><text:span text:style-name="T14">-</text:span><text:span text:style-name="T14">1</text:span></text:p>
          </draw:text-box>
        </draw:frame>
        <draw:frame draw:style-name="gr32" draw:text-style-name="P26" draw:layer="layout" svg:width="0.246cm" svg:height="0.276cm" svg:x="4.488cm" svg:y="7.38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6" draw:layer="layout" svg:width="0.925cm" svg:height="0.276cm" svg:x="4.621cm" svg:y="7.313cm">
          <draw:text-box>
            <text:p text:style-name="P25"><text:span text:style-name="T11">S</text:span><text:span text:style-name="T11">t</text:span><text:span text:style-name="T11">r</text:span><text:span text:style-name="T11">e</text:span><text:span text:style-name="T11">n</text:span><text:span text:style-name="T11">g</text:span><text:span text:style-name="T11">t</text:span><text:span text:style-name="T11">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0" draw:layer="layout" svg:width="0.4cm" svg:height="0.395cm" svg:x="4.098cm" svg:y="7.725cm">
          <draw:text-box>
            <text:p text:style-name="P25"><text:span text:style-name="T14">+</text:span><text:span text:style-name="T14">2</text:span></text:p>
          </draw:text-box>
        </draw:frame>
        <draw:frame draw:style-name="gr32" draw:text-style-name="P26" draw:layer="layout" svg:width="0.246cm" svg:height="0.276cm" svg:x="4.488cm" svg:y="7.8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1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6" draw:layer="layout" svg:width="0.967cm" svg:height="0.276cm" svg:x="4.621cm" svg:y="7.789cm">
          <draw:text-box>
            <text:p text:style-name="P25"><text:span text:style-name="T11">D</text:span><text:span text:style-name="T11">e</text:span><text:span text:style-name="T11">x</text:span><text:span text:style-name="T11">t</text:span><text:span text:style-name="T11">e</text:span><text:span text:style-name="T11">r</text:span><text:span text:style-name="T11">i</text:span><text:span text:style-name="T11">t</text:span><text:span text:style-name="T11">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2" draw:layer="layout" svg:width="0.497cm" svg:height="0.395cm" svg:x="3.998cm" svg:y="8.201cm">
          <draw:text-box>
            <text:p text:style-name="P25"><text:span text:style-name="T15"><text:s/></text:span><text:span text:style-name="T15">+</text:span><text:span text:style-name="T15">4</text:span></text:p>
          </draw:text-box>
        </draw:frame>
        <draw:frame draw:style-name="gr38" draw:text-style-name="P33" draw:layer="layout" svg:width="0.307cm" svg:height="0.276cm" svg:x="4.427cm" svg:y="8.336cm">
          <draw:text-box>
            <text:p text:style-name="P25"><text:span text:style-name="T11"><text:s/></text:span></text:p>
          </draw:text-box>
        </draw:frame>
        <draw:path draw:style-name="gr7" draw:text-style-name="P34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6" draw:layer="layout" svg:width="1.293cm" svg:height="0.276cm" svg:x="4.621cm" svg:y="8.266cm">
          <draw:text-box>
            <text:p text:style-name="P25"><text:span text:style-name="T11">C</text:span><text:span text:style-name="T11">o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0" draw:layer="layout" svg:width="0.497cm" svg:height="0.395cm" svg:x="3.998cm" svg:y="8.677cm">
          <draw:text-box>
            <text:p text:style-name="P25"><text:span text:style-name="T14"><text:s/></text:span><text:span text:style-name="T14">+</text:span><text:span text:style-name="T14">6</text:span></text:p>
          </draw:text-box>
        </draw:frame>
        <draw:frame draw:style-name="gr32" draw:text-style-name="P26" draw:layer="layout" svg:width="0.246cm" svg:height="0.276cm" svg:x="4.488cm" svg:y="8.8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6" draw:layer="layout" svg:width="1.238cm" svg:height="0.276cm" svg:x="4.621cm" svg:y="8.742cm">
          <draw:text-box>
            <text:p text:style-name="P25"><text:span text:style-name="T11">I</text:span><text:span text:style-name="T11">n</text:span><text:span text:style-name="T11">t</text:span><text:span text:style-name="T11">e</text:span><text:span text:style-name="T11">l</text:span><text:span text:style-name="T11">l</text:span><text:span text:style-name="T11">i</text:span><text:span text:style-name="T11">g</text:span><text:span text:style-name="T11">e</text:span><text:span text:style-name="T11">n</text:span><text:span text:style-name="T11">c</text:span><text:span text:style-name="T11">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0" draw:layer="layout" svg:width="0.294cm" svg:height="0.395cm" svg:x="4.198cm" svg:y="9.153cm">
          <draw:text-box>
            <text:p text:style-name="P25"><text:span text:style-name="T14"><text:s/></text:span><text:span text:style-name="T14">0</text:span></text:p>
          </draw:text-box>
        </draw:frame>
        <draw:frame draw:style-name="gr32" draw:text-style-name="P26" draw:layer="layout" svg:width="0.246cm" svg:height="0.276cm" svg:x="4.488cm" svg:y="9.2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6" draw:layer="layout" svg:width="0.887cm" svg:height="0.276cm" svg:x="4.621cm" svg:y="9.218cm">
          <draw:text-box>
            <text:p text:style-name="P25"><text:span text:style-name="T11">W</text:span><text:span text:style-name="T11">i</text:span><text:span text:style-name="T11">s</text:span><text:span text:style-name="T11">d</text:span><text:span text:style-name="T11">o</text:span><text:span text:style-name="T11">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0" draw:layer="layout" svg:width="0.497cm" svg:height="0.395cm" svg:x="3.998cm" svg:y="9.63cm">
          <draw:text-box>
            <text:p text:style-name="P25"><text:span text:style-name="T14"><text:s/></text:span><text:span text:style-name="T14">+</text:span><text:span text:style-name="T14">1</text:span></text:p>
          </draw:text-box>
        </draw:frame>
        <draw:frame draw:style-name="gr32" draw:text-style-name="P26" draw:layer="layout" svg:width="0.246cm" svg:height="0.276cm" svg:x="4.488cm" svg:y="9.765cm">
          <draw:text-box>
            <text:p text:style-name="P25"><text:span text:style-name="T11"><text:s/></text:span></text:p>
          </draw:text-box>
        </draw:frame>
        <draw:frame draw:style-name="gr43" draw:text-style-name="P26" draw:layer="layout" svg:width="1.048cm" svg:height="0.276cm" svg:x="4.621cm" svg:y="9.694cm">
          <draw:text-box>
            <text:p text:style-name="P25"><text:span text:style-name="T11">C</text:span><text:span text:style-name="T11">h</text:span><text:span text:style-name="T11">a</text:span><text:span text:style-name="T11">r</text:span><text:span text:style-name="T11">i</text:span><text:span text:style-name="T11">s</text:span><text:span text:style-name="T11">m</text:span><text:span text:style-name="T11">a</text:span></text:p>
          </draw:text-box>
        </draw:frame>
        <draw:frame draw:style-name="gr44" draw:text-style-name="P35" draw:layer="layout" svg:width="0.286cm" svg:height="0.225cm" svg:x="6.518cm" svg:y="20.99cm">
          <draw:text-box>
            <text:p text:style-name="P25"><text:span text:style-name="T16">C</text:span><text:span text:style-name="T16">P</text:span></text:p>
          </draw:text-box>
        </draw:frame>
        <draw:frame draw:style-name="gr45" draw:text-style-name="P35" draw:layer="layout" svg:width="0.273cm" svg:height="0.225cm" svg:x="12.238cm" svg:y="20.981cm">
          <draw:text-box>
            <text:p text:style-name="P25"><text:span text:style-name="T16">P</text:span><text:span text:style-name="T16">P</text:span></text:p>
          </draw:text-box>
        </draw:frame>
        <draw:frame draw:style-name="gr46" draw:text-style-name="P35" draw:layer="layout" svg:width="0.294cm" svg:height="0.225cm" svg:x="10.318cm" svg:y="20.99cm">
          <draw:text-box>
            <text:p text:style-name="P25"><text:span text:style-name="T16">G</text:span><text:span text:style-name="T16">P</text:span></text:p>
          </draw:text-box>
        </draw:frame>
        <draw:frame draw:style-name="gr45" draw:text-style-name="P35" draw:layer="layout" svg:width="0.273cm" svg:height="0.225cm" svg:x="8.431cm" svg:y="20.982cm">
          <draw:text-box>
            <text:p text:style-name="P25"><text:span text:style-name="T16">S</text:span><text:span text:style-name="T16">P</text:span></text:p>
          </draw:text-box>
        </draw:frame>
        <draw:frame draw:style-name="gr47" draw:text-style-name="P35" draw:layer="layout" svg:width="3.291cm" svg:height="0.225cm" svg:x="2.263cm" svg:y="21.012cm">
          <draw:text-box>
            <text:p text:style-name="P25"><text:span text:style-name="T17">P</text:span><text:span text:style-name="T17">A</text:span><text:span text:style-name="T17">S</text:span><text:span text:style-name="T17">S</text:span><text:span text:style-name="T17">I</text:span><text:span text:style-name="T17">V</text:span><text:span text:style-name="T17">E</text:span><text:span text:style-name="T17"> </text:span><text:span text:style-name="T17">W</text:span><text:span text:style-name="T17">I</text:span><text:span text:style-name="T17">S</text:span><text:span text:style-name="T17">D</text:span><text:span text:style-name="T17">O</text:span><text:span text:style-name="T17">M</text:span><text:span text:style-name="T17"> </text:span><text:span text:style-name="T17">(</text:span><text:span text:style-name="T17">P</text:span><text:span text:style-name="T17">E</text:span><text:span text:style-name="T17">R</text:span><text:span text:style-name="T17">C</text:span><text:span text:style-name="T17">E</text:span><text:span text:style-name="T17">P</text:span><text:span text:style-name="T17">T</text:span><text:span text:style-name="T17">I</text:span><text:span text:style-name="T17">O</text:span><text:span text:style-name="T17">N</text:span><text:span text:style-name="T17">)</text:span></text:p>
          </draw:text-box>
        </draw:frame>
        <draw:frame draw:style-name="gr48" draw:text-style-name="P36" draw:layer="layout" svg:width="1.583cm" svg:height="0.255cm" svg:x="9.525cm" svg:y="26.722cm">
          <draw:text-box>
            <text:p text:style-name="P25"><text:span text:style-name="T18">E</text:span><text:span text:style-name="T18">Q</text:span><text:span text:style-name="T18">U</text:span><text:span text:style-name="T18">I</text:span><text:span text:style-name="T18">P</text:span><text:span text:style-name="T18">M</text:span><text:span text:style-name="T18">E</text:span><text:span text:style-name="T18">N</text:span><text:span text:style-name="T18">T</text:span></text:p>
          </draw:text-box>
        </draw:frame>
        <draw:frame draw:style-name="gr49" draw:text-style-name="P36" draw:layer="layout" svg:width="3.597cm" svg:height="0.255cm" svg:x="1.874cm" svg:y="26.722cm">
          <draw:text-box>
            <text:p text:style-name="P25"><text:span text:style-name="T18"><text:s/></text:span><text:span text:style-name="T18">P</text:span><text:span text:style-name="T18">R</text:span><text:span text:style-name="T18">O</text:span><text:span text:style-name="T18">F</text:span><text:span text:style-name="T18">I</text:span><text:span text:style-name="T18">C</text:span><text:span text:style-name="T18">I</text:span><text:span text:style-name="T18">E</text:span><text:span text:style-name="T18">N</text:span><text:span text:style-name="T18">C</text:span><text:span text:style-name="T18">I</text:span><text:span text:style-name="T18">E</text:span><text:span text:style-name="T18">S</text:span><text:span text:style-name="T18"> </text:span><text:span text:style-name="T18">&amp;</text:span><text:span text:style-name="T18"> </text:span><text:span text:style-name="T18">L</text:span><text:span text:style-name="T18">A</text:span><text:span text:style-name="T18">N</text:span><text:span text:style-name="T18">G</text:span><text:span text:style-name="T18">U</text:span><text:span text:style-name="T18">A</text:span><text:span text:style-name="T18">G</text:span><text:span text:style-name="T18">E</text:span><text:span text:style-name="T18">S</text:span></text:p>
          </draw:text-box>
        </draw:frame>
        <draw:frame draw:style-name="gr50" draw:text-style-name="P36" draw:layer="layout" svg:width="3.152cm" svg:height="0.255cm" svg:x="9.219cm" svg:y="16.507cm">
          <draw:text-box>
            <text:p text:style-name="P25"><text:span text:style-name="T18">A</text:span><text:span text:style-name="T18">T</text:span><text:span text:style-name="T18">T</text:span><text:span text:style-name="T18">A</text:span><text:span text:style-name="T18">C</text:span><text:span text:style-name="T18">K</text:span><text:span text:style-name="T18">S</text:span><text:span text:style-name="T18"> </text:span><text:span text:style-name="T18">&amp;</text:span><text:span text:style-name="T18"> </text:span><text:span text:style-name="T18">S</text:span><text:span text:style-name="T18">P</text:span><text:span text:style-name="T18">E</text:span><text:span text:style-name="T18">L</text:span><text:span text:style-name="T18">L</text:span><text:span text:style-name="T18">C</text:span><text:span text:style-name="T18">A</text:span><text:span text:style-name="T18">S</text:span><text:span text:style-name="T18">T</text:span><text:span text:style-name="T18">I</text:span><text:span text:style-name="T18">N</text:span><text:span text:style-name="T18">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6" draw:layer="layout" svg:width="2.352cm" svg:height="0.255cm" svg:x="16.457cm" svg:y="26.728cm">
          <draw:text-box>
            <text:p text:style-name="P25"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&amp;</text:span><text:span text:style-name="T18"> </text:span><text:span text:style-name="T18">T</text:span><text:span text:style-name="T18">R</text:span><text:span text:style-name="T18">A</text:span><text:span text:style-name="T18">I</text:span><text:span text:style-name="T18">T</text:span><text:span text:style-name="T18">S</text:span></text:p>
          </draw:text-box>
        </draw:frame>
        <draw:line draw:style-name="gr52" draw:text-style-name="P37" draw:layer="layout" svg:x1="3.951cm" svg:y1="11.664cm" svg:x2="4.452cm" svg:y2="11.664cm">
          <text:p>1</text:p>
        </draw:line>
        <draw:frame draw:style-name="gr53" draw:text-style-name="P38" draw:layer="layout" svg:width="0.228cm" svg:height="0.255cm" svg:x="3.798cm" svg:y="11.466cm">
          <draw:text-box>
            <text:p text:style-name="P25"><text:span text:style-name="T19"><text:s/></text:span></text:p>
          </draw:text-box>
        </draw:frame>
        <draw:frame draw:style-name="gr53" draw:text-style-name="P38" draw:layer="layout" svg:width="0.228cm" svg:height="0.255cm" svg:x="4.453cm" svg:y="11.466cm">
          <draw:text-box>
            <text:p text:style-name="P25"><text:span text:style-name="T19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6" draw:layer="layout" svg:width="1.81cm" svg:height="0.276cm" svg:x="4.621cm" svg:y="11.379cm">
          <draw:text-box>
            <text:p text:style-name="P25"><text:span text:style-name="T11">A</text:span><text:span text:style-name="T11">c</text:span><text:span text:style-name="T11">r</text:span><text:span text:style-name="T11">o</text:span><text:span text:style-name="T11">b</text:span><text:span text:style-name="T11">a</text:span><text:span text:style-name="T11">t</text:span><text:span text:style-name="T11">i</text:span><text:span text:style-name="T11">c</text:span><text:span text:style-name="T11">s</text:span><text:span text:style-name="T11"> </text:span><text:span text:style-name="T20">(</text:span><text:span text:style-name="T20">D</text:span><text:span text:style-name="T20">e</text:span><text:span text:style-name="T20">x</text:span><text:span text:style-name="T20">)</text:span></text:p>
          </draw:text-box>
        </draw:frame>
        <draw:line draw:style-name="gr52" draw:text-style-name="P37" draw:layer="layout" svg:x1="3.951cm" svg:y1="12.14cm" svg:x2="4.452cm" svg:y2="12.14cm">
          <text:p>2</text:p>
        </draw:line>
        <draw:frame draw:style-name="gr32" draw:text-style-name="P26" draw:layer="layout" svg:width="0.246cm" svg:height="0.276cm" svg:x="3.798cm" svg:y="11.9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1.9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6" draw:layer="layout" svg:width="2.424cm" svg:height="0.276cm" svg:x="4.621cm" svg:y="11.855cm">
          <draw:text-box>
            <text:p text:style-name="P25"><text:span text:style-name="T11">A</text:span><text:span text:style-name="T11">n</text:span><text:span text:style-name="T11">i</text:span><text:span text:style-name="T11">m</text:span><text:span text:style-name="T11">a</text:span><text:span text:style-name="T11">l </text:span><text:span text:style-name="T11">H</text:span><text:span text:style-name="T11">a</text:span><text:span text:style-name="T11">n</text:span><text:span text:style-name="T11">d</text:span><text:span text:style-name="T11">l</text:span><text:span text:style-name="T11">i</text:span><text:span text:style-name="T11">n</text:span><text:span text:style-name="T11">g</text:span><text:span text:style-name="T11">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52" draw:text-style-name="P37" draw:layer="layout" svg:x1="3.951cm" svg:y1="12.616cm" svg:x2="4.452cm" svg:y2="12.616cm">
          <text:p>2</text:p>
        </draw:line>
        <draw:frame draw:style-name="gr32" draw:text-style-name="P26" draw:layer="layout" svg:width="0.246cm" svg:height="0.276cm" svg:x="3.798cm" svg:y="12.40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40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6" draw:layer="layout" svg:width="1.276cm" svg:height="0.276cm" svg:x="4.621cm" svg:y="12.332cm">
          <draw:text-box>
            <text:p text:style-name="P25"><text:span text:style-name="T11">A</text:span><text:span text:style-name="T11">r</text:span><text:span text:style-name="T11">c</text:span><text:span text:style-name="T11">a</text:span><text:span text:style-name="T11">n</text:span><text:span text:style-name="T11">a</text:span><text:span text:style-name="T11"> </text:span><text:span text:style-name="T20">(</text:span><text:span text:style-name="T20">I</text:span><text:span text:style-name="T20">n</text:span><text:span text:style-name="T20">t</text:span><text:span text:style-name="T20">)</text:span></text:p>
          </draw:text-box>
        </draw:frame>
        <draw:line draw:style-name="gr52" draw:text-style-name="P37" draw:layer="layout" svg:x1="3.951cm" svg:y1="13.093cm" svg:x2="4.452cm" svg:y2="13.093cm">
          <text:p>3</text:p>
        </draw:line>
        <draw:frame draw:style-name="gr32" draw:text-style-name="P26" draw:layer="layout" svg:width="0.246cm" svg:height="0.276cm" svg:x="3.798cm" svg:y="12.87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87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6" draw:layer="layout" svg:width="1.471cm" svg:height="0.276cm" svg:x="4.621cm" svg:y="12.808cm">
          <draw:text-box>
            <text:p text:style-name="P25"><text:span text:style-name="T11">A</text:span><text:span text:style-name="T11">t</text:span><text:span text:style-name="T11">h</text:span><text:span text:style-name="T11">l</text:span><text:span text:style-name="T11">e</text:span><text:span text:style-name="T11">t</text:span><text:span text:style-name="T11">i</text:span><text:span text:style-name="T11">c</text:span><text:span text:style-name="T11">s</text:span><text:span text:style-name="T11"> </text:span><text:span text:style-name="T20">(</text:span><text:span text:style-name="T20">S</text:span><text:span text:style-name="T20">t</text:span><text:span text:style-name="T20">r</text:span><text:span text:style-name="T20">)</text:span></text:p>
          </draw:text-box>
        </draw:frame>
        <draw:line draw:style-name="gr52" draw:text-style-name="P37" draw:layer="layout" svg:x1="3.951cm" svg:y1="13.569cm" svg:x2="4.452cm" svg:y2="13.569cm">
          <text:p>2</text:p>
        </draw:line>
        <draw:frame draw:style-name="gr32" draw:text-style-name="P26" draw:layer="layout" svg:width="0.246cm" svg:height="0.276cm" svg:x="3.798cm" svg:y="13.35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355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6" draw:layer="layout" svg:width="1.78cm" svg:height="0.276cm" svg:x="4.621cm" svg:y="13.284cm">
          <draw:text-box>
            <text:p text:style-name="P25"><text:span text:style-name="T11">D</text:span><text:span text:style-name="T11">e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52" draw:text-style-name="P37" draw:layer="layout" svg:x1="3.951cm" svg:y1="14.045cm" svg:x2="4.452cm" svg:y2="14.045cm">
          <text:p>3</text:p>
        </draw:line>
        <draw:frame draw:style-name="gr32" draw:text-style-name="P26" draw:layer="layout" svg:width="0.246cm" svg:height="0.276cm" svg:x="3.798cm" svg:y="13.83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83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6" draw:layer="layout" svg:width="1.264cm" svg:height="0.276cm" svg:x="4.621cm" svg:y="13.76cm">
          <draw:text-box>
            <text:p text:style-name="P25"><text:span text:style-name="T11">H</text:span><text:span text:style-name="T11">i</text:span><text:span text:style-name="T11">s</text:span><text:span text:style-name="T11">t</text:span><text:span text:style-name="T11">o</text:span><text:span text:style-name="T11">r</text:span><text:span text:style-name="T11">y</text:span><text:span text:style-name="T11"> </text:span><text:span text:style-name="T20">(</text:span><text:span text:style-name="T20">I</text:span><text:span text:style-name="T20">n</text:span><text:span text:style-name="T20">t</text:span><text:span text:style-name="T20">)</text:span></text:p>
          </draw:text-box>
        </draw:frame>
        <draw:line draw:style-name="gr52" draw:text-style-name="P37" draw:layer="layout" svg:x1="3.951cm" svg:y1="14.521cm" svg:x2="4.452cm" svg:y2="14.521cm">
          <text:p>3</text:p>
        </draw:line>
        <draw:frame draw:style-name="gr32" draw:text-style-name="P26" draw:layer="layout" svg:width="0.246cm" svg:height="0.276cm" svg:x="3.798cm" svg:y="14.3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3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6" draw:layer="layout" svg:width="1.361cm" svg:height="0.276cm" svg:x="4.621cm" svg:y="14.237cm">
          <draw:text-box>
            <text:p text:style-name="P25"><text:span text:style-name="T11">I</text:span><text:span text:style-name="T11">n</text:span><text:span text:style-name="T11">s</text:span><text:span text:style-name="T11">i</text:span><text:span text:style-name="T11">g</text:span><text:span text:style-name="T11">h</text:span><text:span text:style-name="T11">t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6" draw:layer="layout" svg:width="0.246cm" svg:height="0.276cm" svg:x="3.798cm" svg:y="14.78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784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6" draw:layer="layout" svg:width="1.929cm" svg:height="0.276cm" svg:x="4.621cm" svg:y="14.713cm">
          <draw:text-box>
            <text:p text:style-name="P25"><text:span text:style-name="T11">I</text:span><text:span text:style-name="T11">n</text:span><text:span text:style-name="T11">t</text:span><text:span text:style-name="T11">i</text:span><text:span text:style-name="T11">m</text:span><text:span text:style-name="T11">i</text:span><text:span text:style-name="T11">d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6" draw:layer="layout" svg:width="0.246cm" svg:height="0.276cm" svg:x="3.798cm" svg:y="15.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6" draw:layer="layout" svg:width="1.873cm" svg:height="0.276cm" svg:x="4.621cm" svg:y="15.189cm">
          <draw:text-box>
            <text:p text:style-name="P25"><text:span text:style-name="T11">I</text:span><text:span text:style-name="T11">n</text:span><text:span text:style-name="T11">v</text:span><text:span text:style-name="T11">e</text:span><text:span text:style-name="T11">s</text:span><text:span text:style-name="T11">t</text:span><text:span text:style-name="T11">i</text:span><text:span text:style-name="T11">g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I</text:span><text:span text:style-name="T20">n</text:span><text:span text:style-name="T20">t</text:span><text:span text:style-name="T20">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6" draw:layer="layout" svg:width="0.246cm" svg:height="0.276cm" svg:x="3.798cm" svg:y="15.73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736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6" draw:layer="layout" svg:width="1.62cm" svg:height="0.276cm" svg:x="4.621cm" svg:y="15.665cm">
          <draw:text-box>
            <text:p text:style-name="P25"><text:span text:style-name="T11">M</text:span><text:span text:style-name="T11">e</text:span><text:span text:style-name="T11">d</text:span><text:span text:style-name="T11">i</text:span><text:span text:style-name="T11">c</text:span><text:span text:style-name="T11">i</text:span><text:span text:style-name="T11">n</text:span><text:span text:style-name="T11">e</text:span><text:span text:style-name="T11">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6" draw:layer="layout" svg:width="0.246cm" svg:height="0.276cm" svg:x="3.798cm" svg:y="16.21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2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6" draw:layer="layout" svg:width="1.234cm" svg:height="0.276cm" svg:x="4.621cm" svg:y="16.142cm">
          <draw:text-box>
            <text:p text:style-name="P25"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20">(</text:span><text:span text:style-name="T20">I</text:span><text:span text:style-name="T20">n</text:span><text:span text:style-name="T20">t</text:span><text:span text:style-name="T20">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6" draw:layer="layout" svg:width="0.246cm" svg:height="0.276cm" svg:x="3.798cm" svg:y="16.68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6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6" draw:layer="layout" svg:width="1.81cm" svg:height="0.276cm" svg:x="4.621cm" svg:y="16.618cm">
          <draw:text-box>
            <text:p text:style-name="P25"><text:span text:style-name="T11">P</text:span><text:span text:style-name="T11">e</text:span><text:span text:style-name="T11">r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6" draw:layer="layout" svg:width="0.246cm" svg:height="0.276cm" svg:x="3.798cm" svg:y="17.16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165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6" draw:layer="layout" svg:width="2.077cm" svg:height="0.276cm" svg:x="4.621cm" svg:y="17.094cm">
          <draw:text-box>
            <text:p text:style-name="P25"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6" draw:layer="layout" svg:width="0.246cm" svg:height="0.276cm" svg:x="3.798cm" svg:y="17.64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64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6" draw:layer="layout" svg:width="1.903cm" svg:height="0.276cm" svg:x="4.621cm" svg:y="17.57cm">
          <draw:text-box>
            <text:p text:style-name="P25"><text:span text:style-name="T11">P</text:span><text:span text:style-name="T11">e</text:span><text:span text:style-name="T11">r</text:span><text:span text:style-name="T11">s</text:span><text:span text:style-name="T11">u</text:span><text:span text:style-name="T11">a</text:span><text:span text:style-name="T11">s</text:span><text:span text:style-name="T11">i</text:span><text:span text:style-name="T11">o</text:span><text:span text:style-name="T11">n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6" draw:layer="layout" svg:width="0.246cm" svg:height="0.276cm" svg:x="3.798cm" svg:y="18.11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11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6" draw:layer="layout" svg:width="1.387cm" svg:height="0.276cm" svg:x="4.621cm" svg:y="18.047cm">
          <draw:text-box>
            <text:p text:style-name="P25"><text:span text:style-name="T11">R</text:span><text:span text:style-name="T11">e</text:span><text:span text:style-name="T11">l</text:span><text:span text:style-name="T11">i</text:span><text:span text:style-name="T11">g</text:span><text:span text:style-name="T11">i</text:span><text:span text:style-name="T11">o</text:span><text:span text:style-name="T11">n</text:span><text:span text:style-name="T11"> </text:span><text:span text:style-name="T20">(</text:span><text:span text:style-name="T20">I</text:span><text:span text:style-name="T20">n</text:span><text:span text:style-name="T20">t</text:span><text:span text:style-name="T20">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6" draw:layer="layout" svg:width="0.246cm" svg:height="0.276cm" svg:x="3.798cm" svg:y="18.59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59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6" draw:layer="layout" svg:width="2.339cm" svg:height="0.276cm" svg:x="4.621cm" svg:y="18.523cm">
          <draw:text-box>
            <text:p text:style-name="P25"><text:span text:style-name="T11">S</text:span><text:span text:style-name="T11">l</text:span><text:span text:style-name="T11">e</text:span><text:span text:style-name="T11">i</text:span><text:span text:style-name="T11">g</text:span><text:span text:style-name="T11">h</text:span><text:span text:style-name="T11">t </text:span><text:span text:style-name="T11">o</text:span><text:span text:style-name="T11">f </text:span><text:span text:style-name="T11">H</text:span><text:span text:style-name="T11">a</text:span><text:span text:style-name="T11">n</text:span><text:span text:style-name="T11">d</text:span><text:span text:style-name="T11"> </text:span><text:span text:style-name="T20">(</text:span><text:span text:style-name="T20">D</text:span><text:span text:style-name="T20">e</text:span><text:span text:style-name="T20">x</text:span><text:span text:style-name="T20">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6" draw:layer="layout" svg:width="0.246cm" svg:height="0.276cm" svg:x="3.798cm" svg:y="19.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6" draw:layer="layout" svg:width="1.429cm" svg:height="0.276cm" svg:x="4.621cm" svg:y="18.999cm">
          <draw:text-box>
            <text:p text:style-name="P25"><text:span text:style-name="T11">S</text:span><text:span text:style-name="T11">t</text:span><text:span text:style-name="T11">e</text:span><text:span text:style-name="T11">a</text:span><text:span text:style-name="T11">l</text:span><text:span text:style-name="T11">t</text:span><text:span text:style-name="T11">h</text:span><text:span text:style-name="T11"> </text:span><text:span text:style-name="T20">(</text:span><text:span text:style-name="T20">D</text:span><text:span text:style-name="T20">e</text:span><text:span text:style-name="T20">x</text:span><text:span text:style-name="T20">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6" draw:layer="layout" svg:width="0.246cm" svg:height="0.276cm" svg:x="3.798cm" svg:y="19.54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546cm">
          <draw:text-box>
            <text:p text:style-name="P25"><text:span text:style-name="T11"><text:s/></text:span></text:p>
          </draw:text-box>
        </draw:frame>
        <draw:frame draw:style-name="gr70" draw:text-style-name="P26" draw:layer="layout" svg:width="1.514cm" svg:height="0.276cm" svg:x="4.621cm" svg:y="19.475cm">
          <draw:text-box>
            <text:p text:style-name="P25"><text:span text:style-name="T11">S</text:span><text:span text:style-name="T11">u</text:span><text:span text:style-name="T11">r</text:span><text:span text:style-name="T11">v</text:span><text:span text:style-name="T11">i</text:span><text:span text:style-name="T11">v</text:span><text:span text:style-name="T11">a</text:span><text:span text:style-name="T11">l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frame draw:style-name="gr71" draw:text-style-name="P35" draw:layer="layout" svg:width="0.59cm" svg:height="0.225cm" svg:x="7.926cm" svg:y="13.505cm">
          <draw:text-box>
            <text:p text:style-name="P25"><text:span text:style-name="T16">N</text:span><text:span text:style-name="T16">A</text:span><text:span text:style-name="T16">M</text:span><text:span text:style-name="T16">E</text:span></text:p>
          </draw:text-box>
        </draw:frame>
        <draw:frame draw:style-name="gr72" draw:text-style-name="P35" draw:layer="layout" svg:width="1.175cm" svg:height="0.225cm" svg:x="10.313cm" svg:y="13.505cm">
          <draw:text-box>
            <text:p text:style-name="P25"><text:span text:style-name="T16">A</text:span><text:span text:style-name="T16">T</text:span><text:span text:style-name="T16">K</text:span><text:span text:style-name="T16"> </text:span><text:span text:style-name="T16">B</text:span><text:span text:style-name="T16">O</text:span><text:span text:style-name="T16">N</text:span><text:span text:style-name="T16">U</text:span><text:span text:style-name="T16">S</text:span></text:p>
          </draw:text-box>
        </draw:frame>
        <draw:frame draw:style-name="gr73" draw:text-style-name="P39" draw:layer="layout" svg:width="1.467cm" svg:height="0.225cm" svg:x="11.776cm" svg:y="13.505cm">
          <draw:text-box>
            <text:p text:style-name="P25"><text:span text:style-name="T16">D</text:span><text:span text:style-name="T16">A</text:span><text:span text:style-name="T16">M</text:span><text:span text:style-name="T16">A</text:span><text:span text:style-name="T16">G</text:span><text:span text:style-name="T16">E</text:span><text:span text:style-name="T16">/</text:span><text:span text:style-name="T16">T</text:span><text:span text:style-name="T16">Y</text:span><text:span text:style-name="T16">P</text:span><text:span text:style-name="T16">E</text:span></text:p>
          </draw:text-box>
        </draw:frame>
        <draw:frame draw:style-name="gr74" draw:text-style-name="P35" draw:layer="layout" svg:width="0.778cm" svg:height="0.225cm" svg:x="17.347cm" svg:y="8.624cm">
          <draw:text-box>
            <text:p text:style-name="P25"><text:span text:style-name="T17">I</text:span><text:span text:style-name="T17">D</text:span><text:span text:style-name="T17">E</text:span><text:span text:style-name="T17">A</text:span><text:span text:style-name="T17">L</text:span><text:span text:style-name="T17">S</text:span></text:p>
          </draw:text-box>
        </draw:frame>
        <draw:frame draw:style-name="gr75" draw:text-style-name="P35" draw:layer="layout" svg:width="0.78cm" svg:height="0.225cm" svg:x="17.327cm" svg:y="10.594cm">
          <draw:text-box>
            <text:p text:style-name="P25"><text:span text:style-name="T17">B</text:span><text:span text:style-name="T17">O</text:span><text:span text:style-name="T17">N</text:span><text:span text:style-name="T17">D</text:span><text:span text:style-name="T17">S</text:span></text:p>
          </draw:text-box>
        </draw:frame>
        <draw:frame draw:style-name="gr76" draw:text-style-name="P35" draw:layer="layout" svg:width="0.751cm" svg:height="0.225cm" svg:x="17.369cm" svg:y="12.525cm">
          <draw:text-box>
            <text:p text:style-name="P25"><text:span text:style-name="T17">F</text:span><text:span text:style-name="T17">L</text:span><text:span text:style-name="T17">A</text:span><text:span text:style-name="T17">W</text:span><text:span text:style-name="T17">S</text:span></text:p>
          </draw:text-box>
        </draw:frame>
        <draw:frame draw:style-name="gr77" draw:text-style-name="P35" draw:layer="layout" svg:width="2.357cm" svg:height="0.225cm" svg:x="16.656cm" svg:y="6.683cm">
          <draw:text-box>
            <text:p text:style-name="P25"><text:span text:style-name="T17">P</text:span><text:span text:style-name="T17">E</text:span><text:span text:style-name="T17">R</text:span><text:span text:style-name="T17">S</text:span><text:span text:style-name="T17">O</text:span><text:span text:style-name="T17">N</text:span><text:span text:style-name="T17">A</text:span><text:span text:style-name="T17">L</text:span><text:span text:style-name="T17">I</text:span><text:span text:style-name="T17">T</text:span><text:span text:style-name="T17">Y</text:span><text:span text:style-name="T17"> </text:span><text:span text:style-name="T17">T</text:span><text:span text:style-name="T17">R</text:span><text:span text:style-name="T17">A</text:span><text:span text:style-name="T17">I</text:span><text:span text:style-name="T17">T</text:span><text:span text:style-name="T17">S</text:span></text:p>
          </draw:text-box>
        </draw:frame>
        <draw:frame draw:style-name="gr78" draw:text-style-name="P36" draw:layer="layout" svg:width="0.802cm" svg:height="0.239cm" svg:x="8.326cm" svg:y="5.783cm">
          <draw:text-box>
            <text:p text:style-name="P25"><text:span text:style-name="T21">A</text:span><text:span text:style-name="T21">R</text:span><text:span text:style-name="T21">M</text:span><text:span text:style-name="T21">O</text:span><text:span text:style-name="T21">R</text:span></text:p>
          </draw:text-box>
        </draw:frame>
        <draw:frame draw:style-name="gr79" draw:text-style-name="P36" draw:layer="layout" svg:width="0.717cm" svg:height="0.239cm" svg:x="8.377cm" svg:y="5.968cm">
          <draw:text-box>
            <text:p text:style-name="P25"><text:span text:style-name="T21">C</text:span><text:span text:style-name="T21">L</text:span><text:span text:style-name="T21">A</text:span><text:span text:style-name="T21">S</text:span><text:span text:style-name="T21">S</text:span></text:p>
          </draw:text-box>
        </draw:frame>
        <draw:frame draw:style-name="gr80" draw:text-style-name="P36" draw:layer="layout" svg:width="2.03cm" svg:height="0.255cm" svg:x="8.37cm" svg:y="8.626cm">
          <draw:text-box>
            <text:p text:style-name="P25"><text:span text:style-name="T18"><text:s/></text:span><text:span text:style-name="T18">DAMAGE TAKEN</text:span></text:p>
          </draw:text-box>
        </draw:frame>
        <draw:frame draw:style-name="gr81" draw:text-style-name="P36" draw:layer="layout" svg:width="1.983cm" svg:height="0.255cm" svg:x="11.211cm" svg:y="8.633cm">
          <draw:text-box>
            <text:p text:style-name="P25"><text:span text:style-name="T18">TEMP </text:span><text:span text:style-name="T18">HIT </text:span><text:span text:style-name="T18">POIN</text:span><text:span text:style-name="T18">TS</text:span></text:p>
          </draw:text-box>
        </draw:frame>
        <draw:frame draw:style-name="gr82" draw:text-style-name="P38" draw:layer="layout" svg:width="1.17cm" svg:height="0.255cm" svg:x="10.176cm" svg:y="6.163cm">
          <draw:text-box>
            <text:p text:style-name="P25"><text:span text:style-name="T18">I</text:span><text:span text:style-name="T18">N</text:span><text:span text:style-name="T18">I</text:span><text:span text:style-name="T18">T</text:span><text:span text:style-name="T18">I</text:span><text:span text:style-name="T18">A</text:span><text:span text:style-name="T18">T</text:span><text:span text:style-name="T18">I</text:span><text:span text:style-name="T18">V</text:span><text:span text:style-name="T18">E</text:span></text:p>
          </draw:text-box>
        </draw:frame>
        <draw:frame draw:style-name="gr83" draw:text-style-name="P38" draw:layer="layout" svg:width="0.777cm" svg:height="0.255cm" svg:x="12.453cm" svg:y="6.163cm">
          <draw:text-box>
            <text:p text:style-name="P25"><text:span text:style-name="T18">S</text:span><text:span text:style-name="T18">P</text:span><text:span text:style-name="T18">E</text:span><text:span text:style-name="T18">E</text:span><text:span text:style-name="T18">D</text:span></text:p>
          </draw:text-box>
        </draw:frame>
        <draw:frame draw:style-name="gr84" draw:text-style-name="P40" draw:layer="layout" svg:width="2.182cm" svg:height="0.225cm" svg:x="4.784cm" svg:y="6.147cm">
          <draw:text-box>
            <text:p text:style-name="P25"><text:span text:style-name="T22">P</text:span><text:span text:style-name="T22">R</text:span><text:span text:style-name="T22">O</text:span><text:span text:style-name="T22">F</text:span><text:span text:style-name="T22">I</text:span><text:span text:style-name="T22">C</text:span><text:span text:style-name="T22">I</text:span><text:span text:style-name="T22">E</text:span><text:span text:style-name="T22">N</text:span><text:span text:style-name="T22">C</text:span><text:span text:style-name="T22">Y</text:span><text:span text:style-name="T22"> </text:span><text:span text:style-name="T22">B</text:span><text:span text:style-name="T22">O</text:span><text:span text:style-name="T22">N</text:span><text:span text:style-name="T22">U</text:span><text:span text:style-name="T22">S</text:span></text:p>
          </draw:text-box>
        </draw:frame>
        <draw:frame draw:style-name="gr85" draw:text-style-name="P38" draw:layer="layout" svg:width="1.259cm" svg:height="0.255cm" svg:x="1.451cm" svg:y="5.134cm">
          <draw:text-box>
            <text:p text:style-name="P25"><text:span text:style-name="T18">S</text:span><text:span text:style-name="T18">T</text:span><text:span text:style-name="T18">R</text:span><text:span text:style-name="T18">E</text:span><text:span text:style-name="T18">N</text:span><text:span text:style-name="T18">G</text:span><text:span text:style-name="T18">T</text:span><text:span text:style-name="T18">H</text:span></text:p>
          </draw:text-box>
        </draw:frame>
        <draw:frame draw:style-name="gr86" draw:text-style-name="P38" draw:layer="layout" svg:width="1.285cm" svg:height="0.255cm" svg:x="1.463cm" svg:y="7.669cm">
          <draw:text-box>
            <text:p text:style-name="P25"><text:span text:style-name="T18">D</text:span><text:span text:style-name="T18">E</text:span><text:span text:style-name="T18">X</text:span><text:span text:style-name="T18">T</text:span><text:span text:style-name="T18">E</text:span><text:span text:style-name="T18">R</text:span><text:span text:style-name="T18">I</text:span><text:span text:style-name="T18">T</text:span><text:span text:style-name="T18">Y</text:span></text:p>
          </draw:text-box>
        </draw:frame>
        <draw:frame draw:style-name="gr87" draw:text-style-name="P38" draw:layer="layout" svg:width="1.594cm" svg:height="0.239cm" svg:x="1.21cm" svg:y="10.182cm">
          <draw:text-box>
            <text:p text:style-name="P25"><text:span text:style-name="T21">C</text:span><text:span text:style-name="T21">O</text:span><text:span text:style-name="T21">N</text:span><text:span text:style-name="T21">S</text:span><text:span text:style-name="T21">T</text:span><text:span text:style-name="T21">I</text:span><text:span text:style-name="T21">T</text:span><text:span text:style-name="T21">U</text:span><text:span text:style-name="T21">T</text:span><text:span text:style-name="T21">I</text:span><text:span text:style-name="T21">O</text:span><text:span text:style-name="T21">N</text:span></text:p>
          </draw:text-box>
        </draw:frame>
        <draw:frame draw:style-name="gr88" draw:text-style-name="P38" draw:layer="layout" svg:width="1.678cm" svg:height="0.255cm" svg:x="1.27cm" svg:y="12.719cm">
          <draw:text-box>
            <text:p text:style-name="P25"><text:span text:style-name="T21">I</text:span><text:span text:style-name="T21">N</text:span><text:span text:style-name="T21">T</text:span><text:span text:style-name="T21">E</text:span><text:span text:style-name="T21">L</text:span><text:span text:style-name="T21">L</text:span><text:span text:style-name="T21">I</text:span><text:span text:style-name="T21">G</text:span><text:span text:style-name="T21">E</text:span><text:span text:style-name="T21">N</text:span><text:span text:style-name="T21">C</text:span><text:span text:style-name="T21">E</text:span></text:p>
          </draw:text-box>
        </draw:frame>
        <draw:frame draw:style-name="gr89" draw:text-style-name="P38" draw:layer="layout" svg:width="0.967cm" svg:height="0.255cm" svg:x="1.556cm" svg:y="15.243cm">
          <draw:text-box>
            <text:p text:style-name="P25"><text:span text:style-name="T18">W</text:span><text:span text:style-name="T18">I</text:span><text:span text:style-name="T18">S</text:span><text:span text:style-name="T18">D</text:span><text:span text:style-name="T18">O</text:span><text:span text:style-name="T18">M</text:span></text:p>
          </draw:text-box>
        </draw:frame>
        <draw:frame draw:style-name="gr90" draw:text-style-name="P38" draw:layer="layout" svg:width="1.234cm" svg:height="0.255cm" svg:x="1.464cm" svg:y="17.762cm">
          <draw:text-box>
            <text:p text:style-name="P25"><text:span text:style-name="T18">C</text:span><text:span text:style-name="T18">H</text:span><text:span text:style-name="T18">A</text:span><text:span text:style-name="T18">R</text:span><text:span text:style-name="T18">I</text:span><text:span text:style-name="T18">S</text:span><text:span text:style-name="T18">M</text:span><text:span text:style-name="T18">A</text:span></text:p>
          </draw:text-box>
        </draw:frame>
        <draw:path draw:style-name="gr91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2" draw:text-style-name="P36" draw:layer="layout" svg:width="1.958cm" svg:height="0.255cm" svg:x="4.397cm" svg:y="10.26cm">
          <draw:text-box draw:corner-radius="0.03cm">
            <text:p text:style-name="P25"><text:span text:style-name="T18">S</text:span><text:span text:style-name="T18">A</text:span><text:span text:style-name="T18">V</text:span><text:span text:style-name="T18">I</text:span><text:span text:style-name="T18">N</text:span><text:span text:style-name="T18">G</text:span><text:span text:style-name="T18"> </text:span><text:span text:style-name="T18">T</text:span><text:span text:style-name="T18">H</text:span><text:span text:style-name="T18">R</text:span><text:span text:style-name="T18">O</text:span><text:span text:style-name="T18">W</text:span><text:span text:style-name="T18">S</text:span></text:p>
          </draw:text-box>
        </draw:frame>
        <draw:frame draw:style-name="gr93" draw:text-style-name="P40" draw:layer="layout" svg:width="1.31cm" svg:height="0.225cm" svg:x="5.163cm" svg:y="4.817cm">
          <draw:text-box>
            <text:p text:style-name="P25"><text:span text:style-name="T22">I</text:span><text:span text:style-name="T22">N</text:span><text:span text:style-name="T22">S</text:span><text:span text:style-name="T22">P</text:span><text:span text:style-name="T22">I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4" draw:text-style-name="P38" draw:layer="layout" svg:width="0.815cm" svg:height="0.255cm" svg:x="4.94cm" svg:y="20.116cm">
          <draw:text-box>
            <text:p text:style-name="P25"><text:span text:style-name="T18">S</text:span><text:span text:style-name="T18">K</text:span><text:span text:style-name="T18">I</text:span><text:span text:style-name="T18">L</text:span><text:span text:style-name="T18">L</text:span><text:span text:style-name="T18">S</text:span></text:p>
          </draw:text-box>
        </draw:frame>
        <draw:frame draw:style-name="gr95" draw:text-style-name="P42" draw:layer="layout" svg:width="0.485cm" svg:height="0.424cm" svg:x="3.549cm" svg:y="6.028cm">
          <draw:text-box>
            <text:p text:style-name="P25"><text:span text:style-name="T23">+</text:span><text:span text:style-name="T23">2</text:span></text:p>
          </draw:text-box>
        </draw:frame>
        <draw:frame draw:style-name="gr96" draw:text-style-name="P45" draw:layer="layout" svg:width="6.356cm" svg:height="13.335cm" svg:x="14.468cm" svg:y="13.617cm">
          <draw:text-box>
            <text:p text:style-name="P43"><text:span text:style-name="T24">D</text:span><text:span text:style-name="T24">a</text:span><text:span text:style-name="T24">r</text:span><text:span text:style-name="T24">k</text:span><text:span text:style-name="T24">v</text:span><text:span text:style-name="T24">i</text:span><text:span text:style-name="T24">s</text:span><text:span text:style-name="T24">i</text:span><text:span text:style-name="T24">o</text:span><text:span text:style-name="T24">n</text:span><text:span text:style-name="T25">:</text:span><text:span text:style-name="T25"> </text:span><text:span text:style-name="T26">6</text:span><text:span text:style-name="T26">0</text:span><text:span text:style-name="T26"> </text:span><text:span text:style-name="T26">f</text:span><text:span text:style-name="T26">t</text:span><text:span text:style-name="T26">.</text:span><text:span text:style-name="T26"> </text:span></text:p>
            <text:p text:style-name="P44"><text:span text:style-name="T24">D</text:span><text:span text:style-name="T24">a</text:span><text:span text:style-name="T24">m</text:span><text:span text:style-name="T24">a</text:span><text:span text:style-name="T24">g</text:span><text:span text:style-name="T24">e</text:span><text:span text:style-name="T24"> </text:span><text:span text:style-name="T24">R</text:span><text:span text:style-name="T24">e</text:span><text:span text:style-name="T24">s</text:span><text:span text:style-name="T24">i</text:span><text:span text:style-name="T24">s</text:span><text:span text:style-name="T24">t</text:span><text:span text:style-name="T24">a</text:span><text:span text:style-name="T24">n</text:span><text:span text:style-name="T24">c</text:span><text:span text:style-name="T24">e</text:span><text:span text:style-name="T24">s</text:span><text:span text:style-name="T25">:</text:span><text:span text:style-name="T25"> </text:span><text:span text:style-name="T26">f</text:span><text:span text:style-name="T26">i</text:span><text:span text:style-name="T26">r</text:span><text:span text:style-name="T26">e</text:span></text:p>
            <text:p text:style-name="P44"><text:span text:style-name="T24">T</text:span><text:span text:style-name="T24">i</text:span><text:span text:style-name="T24">e</text:span><text:span text:style-name="T24">f</text:span><text:span text:style-name="T24">l</text:span><text:span text:style-name="T24">i</text:span><text:span text:style-name="T24">n</text:span><text:span text:style-name="T24">g</text:span><text:span text:style-name="T24"> </text:span><text:span text:style-name="T24">S</text:span><text:span text:style-name="T24">p</text:span><text:span text:style-name="T24">e</text:span><text:span text:style-name="T24">l</text:span><text:span text:style-name="T24">l</text:span><text:span text:style-name="T24">s</text:span><text:span text:style-name="T27">:</text:span></text:p>
            <text:p text:style-name="P44"><text:span text:style-name="T28"><text:s/></text:span><text:span text:style-name="T28">-</text:span><text:span text:style-name="T28"> </text:span><text:span text:style-name="T28">T</text:span><text:span text:style-name="T28">h</text:span><text:span text:style-name="T28">a</text:span><text:span text:style-name="T28">u</text:span><text:span text:style-name="T28">m</text:span><text:span text:style-name="T28">a</text:span><text:span text:style-name="T28">t</text:span><text:span text:style-name="T28">u</text:span><text:span text:style-name="T28">r</text:span><text:span text:style-name="T28">g</text:span><text:span text:style-name="T28">y</text:span><text:span text:style-name="T28"> </text:span><text:span text:style-name="T28"><text:tab/></text:span></text:p>
            <text:p text:style-name="P44"><text:span text:style-name="T28"><text:s/></text:span><text:span text:style-name="T28">-</text:span><text:span text:style-name="T28"> </text:span><text:span text:style-name="T26">H</text:span><text:span text:style-name="T26">e</text:span><text:span text:style-name="T26">l</text:span><text:span text:style-name="T26">l</text:span><text:span text:style-name="T26">i</text:span><text:span text:style-name="T26">s</text:span><text:span text:style-name="T26">h</text:span><text:span text:style-name="T26"> </text:span><text:span text:style-name="T26">R</text:span><text:span text:style-name="T26">e</text:span><text:span text:style-name="T26">b</text:span><text:span text:style-name="T26">u</text:span><text:span text:style-name="T26">k</text:span><text:span text:style-name="T26">e</text:span><text:span text:style-name="T26"> </text:span><text:span text:style-name="T26">(</text:span><text:span text:style-name="T26">1</text:span><text:span text:style-name="T26">/</text:span><text:span text:style-name="T26">d</text:span><text:span text:style-name="T26">a</text:span><text:span text:style-name="T26">y</text:span><text:span text:style-name="T26"> </text:span><text:span text:style-name="T26">a</text:span><text:span text:style-name="T26">t</text:span><text:span text:style-name="T26"> </text:span><text:span text:style-name="T26">2</text:span><text:span text:style-name="T29">n</text:span><text:span text:style-name="T29">d</text:span><text:span text:style-name="T26"> </text:span><text:span text:style-name="T26">l</text:span><text:span text:style-name="T26">e</text:span><text:span text:style-name="T26">v</text:span><text:span text:style-name="T26">e</text:span><text:span text:style-name="T26">l</text:span><text:span text:style-name="T26">)</text:span><text:span text:style-name="T30"><text:line-break/></text:span><text:span text:style-name="T30"/></text:p>
            <text:p text:style-name="P44"><text:span text:style-name="T31">M</text:span><text:span text:style-name="T31">a</text:span><text:span text:style-name="T31">g</text:span><text:span text:style-name="T31">i</text:span><text:span text:style-name="T31">c</text:span><text:span text:style-name="T31">a</text:span><text:span text:style-name="T31">l</text:span><text:span text:style-name="T31"> </text:span><text:span text:style-name="T31">T</text:span><text:span text:style-name="T31">i</text:span><text:span text:style-name="T31">n</text:span><text:span text:style-name="T31">k</text:span><text:span text:style-name="T31">e</text:span><text:span text:style-name="T31">r</text:span><text:span text:style-name="T31">i</text:span><text:span text:style-name="T31">n</text:span><text:span text:style-name="T31">g</text:span><text:span text:style-name="T31"> </text:span><text:span text:style-name="T31">(</text:span><text:span text:style-name="T31">i</text:span><text:span text:style-name="T31">m</text:span><text:span text:style-name="T31">b</text:span><text:span text:style-name="T31">u</text:span><text:span text:style-name="T31">e</text:span><text:span text:style-name="T31"> </text:span><text:span text:style-name="T31">I</text:span><text:span text:style-name="T31">N</text:span><text:span text:style-name="T31">T</text:span><text:span text:style-name="T31"> </text:span><text:span text:style-name="T31">t</text:span><text:span text:style-name="T31">i</text:span><text:span text:style-name="T31">n</text:span><text:span text:style-name="T31">y</text:span><text:span text:style-name="T31"> </text:span><text:span text:style-name="T31">o</text:span><text:span text:style-name="T31">b</text:span><text:span text:style-name="T31">j</text:span><text:span text:style-name="T31">s</text:span><text:span text:style-name="T31">)</text:span></text:p>
            <text:p text:style-name="P44"><text:span text:style-name="T32"><text:s/></text:span><text:span text:style-name="T32"><text:s/></text:span><text:span text:style-name="T32">5</text:span><text:span text:style-name="T32">’</text:span><text:span text:style-name="T32"> </text:span><text:span text:style-name="T32">s</text:span><text:span text:style-name="T32">h</text:span><text:span text:style-name="T32">e</text:span><text:span text:style-name="T32">d</text:span><text:span text:style-name="T32">s</text:span><text:span text:style-name="T32"> </text:span><text:span text:style-name="T32">b</text:span><text:span text:style-name="T32">r</text:span><text:span text:style-name="T32">i</text:span><text:span text:style-name="T32">g</text:span><text:span text:style-name="T32">h</text:span><text:span text:style-name="T32">t</text:span><text:span text:style-name="T32"> </text:span><text:span text:style-name="T32">l</text:span><text:span text:style-name="T32">i</text:span><text:span text:style-name="T32">g</text:span><text:span text:style-name="T32">h</text:span><text:span text:style-name="T32">t</text:span><text:span text:style-name="T32">,</text:span><text:span text:style-name="T32"> </text:span><text:span text:style-name="T32">t</text:span><text:span text:style-name="T32">h</text:span><text:span text:style-name="T32">e</text:span><text:span text:style-name="T32">n</text:span><text:span text:style-name="T32"> </text:span><text:span text:style-name="T32">d</text:span><text:span text:style-name="T32">i</text:span><text:span text:style-name="T32">m</text:span><text:span text:style-name="T32"> </text:span><text:span text:style-name="T32">5</text:span><text:span text:style-name="T32">’</text:span></text:p>
            <text:p text:style-name="P44"><text:span text:style-name="T32"><text:s/></text:span><text:span text:style-name="T32">1</text:span><text:span text:style-name="T32">0</text:span><text:span text:style-name="T32">’</text:span><text:span text:style-name="T32"> </text:span><text:span text:style-name="T32">t</text:span><text:span text:style-name="T32">a</text:span><text:span text:style-name="T32">p</text:span><text:span text:style-name="T32"> </text:span><text:span text:style-name="T32">t</text:span><text:span text:style-name="T32">o</text:span><text:span text:style-name="T32"> </text:span><text:span text:style-name="T32">p</text:span><text:span text:style-name="T32">l</text:span><text:span text:style-name="T32">a</text:span><text:span text:style-name="T32">y</text:span><text:span text:style-name="T32"> </text:span><text:span text:style-name="T32">a</text:span><text:span text:style-name="T32"> </text:span><text:span text:style-name="T32"><text:tab/></text:span><text:span text:style-name="T32">6</text:span><text:span text:style-name="T32">s</text:span><text:span text:style-name="T32"> </text:span><text:span text:style-name="T32">m</text:span><text:span text:style-name="T32">s</text:span><text:span text:style-name="T32">g</text:span></text:p>
            <text:p text:style-name="P44"><text:span text:style-name="T32"><text:s/></text:span><text:span text:style-name="T32">1</text:span><text:span text:style-name="T32">0</text:span><text:span text:style-name="T32">’</text:span><text:span text:style-name="T32"> </text:span><text:span text:style-name="T32">u</text:span><text:span text:style-name="T32">n</text:span><text:span text:style-name="T32">e</text:span><text:span text:style-name="T32">n</text:span><text:span text:style-name="T32">d</text:span><text:span text:style-name="T32">i</text:span><text:span text:style-name="T32">n</text:span><text:span text:style-name="T32">g</text:span><text:span text:style-name="T32"> </text:span><text:span text:style-name="T32">o</text:span><text:span text:style-name="T32">d</text:span><text:span text:style-name="T32">o</text:span><text:span text:style-name="T32">r</text:span><text:span text:style-name="T32"> </text:span><text:span text:style-name="T32">o</text:span><text:span text:style-name="T32">r</text:span><text:span text:style-name="T32"> </text:span><text:span text:style-name="T32">n</text:span><text:span text:style-name="T32">o</text:span><text:span text:style-name="T32">n</text:span><text:span text:style-name="T32">v</text:span><text:span text:style-name="T32">e</text:span><text:span text:style-name="T32">r</text:span><text:span text:style-name="T32">b</text:span><text:span text:style-name="T32">a</text:span><text:span text:style-name="T32">l</text:span><text:span text:style-name="T32"> </text:span><text:span text:style-name="T32">s</text:span><text:span text:style-name="T32">o</text:span><text:span text:style-name="T32">u</text:span><text:span text:style-name="T32">n</text:span><text:span text:style-name="T32">d</text:span></text:p>
            <text:p text:style-name="P44"><text:span text:style-name="T32"><text:s/></text:span><text:span text:style-name="T32">-</text:span><text:span text:style-name="T32">-</text:span><text:span text:style-name="T32"> </text:span><text:span text:style-name="T32"><text:s/></text:span><text:span text:style-name="T32">p</text:span><text:span text:style-name="T32">u</text:span><text:span text:style-name="T32">t</text:span><text:span text:style-name="T32"> </text:span><text:span text:style-name="T32">p</text:span><text:span text:style-name="T32">i</text:span><text:span text:style-name="T32">c</text:span><text:span text:style-name="T32">/</text:span><text:span text:style-name="T32">t</text:span><text:span text:style-name="T32">e</text:span><text:span text:style-name="T32">x</text:span><text:span text:style-name="T32">t</text:span><text:span text:style-name="T32">/</text:span><text:span text:style-name="T32">s</text:span><text:span text:style-name="T32">h</text:span><text:span text:style-name="T32">a</text:span><text:span text:style-name="T32">p</text:span><text:span text:style-name="T32">e</text:span><text:span text:style-name="T32">s</text:span><text:span text:style-name="T32"> </text:span><text:span text:style-name="T32">o</text:span><text:span text:style-name="T32">n</text:span><text:span text:style-name="T32"> </text:span><text:span text:style-name="T32">a</text:span><text:span text:style-name="T32"> </text:span><text:span text:style-name="T32">s</text:span><text:span text:style-name="T32">u</text:span><text:span text:style-name="T32">r</text:span><text:span text:style-name="T32">f</text:span><text:span text:style-name="T32">a</text:span><text:span text:style-name="T32">c</text:span><text:span text:style-name="T32">e</text:span></text:p>
            <text:p text:style-name="P44"><text:span text:style-name="T32"/></text:p>
            <text:p text:style-name="P44"><text:span text:style-name="T31">I</text:span><text:span text:style-name="T31">n</text:span><text:span text:style-name="T31">f</text:span><text:span text:style-name="T31">u</text:span><text:span text:style-name="T31">s</text:span><text:span text:style-name="T31">e</text:span><text:span text:style-name="T31"> </text:span><text:span text:style-name="T31">I</text:span><text:span text:style-name="T31">t</text:span><text:span text:style-name="T31">e</text:span><text:span text:style-name="T31">m</text:span><text:span text:style-name="T31"> </text:span><text:span text:style-name="T31">(</text:span><text:span text:style-name="T31">4</text:span><text:span text:style-name="T31"> </text:span><text:span text:style-name="T31">k</text:span><text:span text:style-name="T31">n</text:span><text:span text:style-name="T31">o</text:span><text:span text:style-name="T31">w</text:span><text:span text:style-name="T31">n</text:span><text:span text:style-name="T31">,</text:span><text:span text:style-name="T31"> </text:span><text:span text:style-name="T31">2</text:span><text:span text:style-name="T31"> </text:span><text:span text:style-name="T31">i</text:span><text:span text:style-name="T31">t</text:span><text:span text:style-name="T31">e</text:span><text:span text:style-name="T31">m</text:span><text:span text:style-name="T31">s</text:span><text:span text:style-name="T31">)</text:span></text:p>
            <text:p text:style-name="P44"><text:span text:style-name="T32"><text:s/></text:span><text:span text:style-name="T32">E</text:span><text:span text:style-name="T32">n</text:span><text:span text:style-name="T32">h</text:span><text:span text:style-name="T32">.</text:span><text:span text:style-name="T32"> </text:span><text:span text:style-name="T32">A</text:span><text:span text:style-name="T32">r</text:span><text:span text:style-name="T32">c</text:span><text:span text:style-name="T32">a</text:span><text:span text:style-name="T32">n</text:span><text:span text:style-name="T32">e</text:span><text:span text:style-name="T32"> </text:span><text:span text:style-name="T32">F</text:span><text:span text:style-name="T32">o</text:span><text:span text:style-name="T32">c</text:span><text:span text:style-name="T32">u</text:span><text:span text:style-name="T32">s</text:span><text:span text:style-name="T32"> </text:span><text:span text:style-name="T32">+</text:span><text:span text:style-name="T32">1</text:span><text:span text:style-name="T32"> </text:span><text:span text:style-name="T32">a</text:span><text:span text:style-name="T32">t</text:span><text:span text:style-name="T32">k</text:span><text:span text:style-name="T32">,</text:span><text:span text:style-name="T32"> </text:span><text:span text:style-name="T32">n</text:span><text:span text:style-name="T32">o</text:span><text:span text:style-name="T32"> </text:span><text:span text:style-name="T32">½</text:span><text:span text:style-name="T32"> </text:span><text:span text:style-name="T32">c</text:span><text:span text:style-name="T32">o</text:span><text:span text:style-name="T32">v</text:span><text:span text:style-name="T32">e</text:span><text:span text:style-name="T32">r</text:span></text:p>
            <text:p text:style-name="P44"><text:span text:style-name="T32"><text:s/></text:span><text:span text:style-name="T32">E</text:span><text:span text:style-name="T32">n</text:span><text:span text:style-name="T32">h</text:span><text:span text:style-name="T32">.</text:span><text:span text:style-name="T32"> </text:span><text:span text:style-name="T32">W</text:span><text:span text:style-name="T32">e</text:span><text:span text:style-name="T32">a</text:span><text:span text:style-name="T32">p</text:span><text:span text:style-name="T32">o</text:span><text:span text:style-name="T32">n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+</text:span><text:span text:style-name="T32">1</text:span><text:span text:style-name="T32"> </text:span><text:span text:style-name="T32">a</text:span><text:span text:style-name="T32">t</text:span><text:span text:style-name="T32">k</text:span><text:span text:style-name="T32"> </text:span><text:span text:style-name="T32">&amp;</text:span><text:span text:style-name="T32"> </text:span><text:span text:style-name="T32">d</text:span><text:span text:style-name="T32">m</text:span><text:span text:style-name="T32">g</text:span></text:p>
            <text:p text:style-name="P44"><text:span text:style-name="T32"><text:s/></text:span><text:span text:style-name="T32">H</text:span><text:span text:style-name="T32">o</text:span><text:span text:style-name="T32">m</text:span><text:span text:style-name="T32">u</text:span><text:span text:style-name="T32">n</text:span><text:span text:style-name="T32">c</text:span><text:span text:style-name="T32">u</text:span><text:span text:style-name="T32">l</text:span><text:span text:style-name="T32">u</text:span><text:span text:style-name="T32">s</text:span><text:span text:style-name="T32"> </text:span><text:span text:style-name="T32">S</text:span><text:span text:style-name="T32">e</text:span><text:span text:style-name="T32">r</text:span><text:span text:style-name="T32">v</text:span><text:span text:style-name="T32">a</text:span><text:span text:style-name="T32">n</text:span><text:span text:style-name="T32">t</text:span><text:span text:style-name="T32"> </text:span></text:p>
            <text:p text:style-name="P44"><text:span text:style-name="T32"><text:s/></text:span><text:span text:style-name="T32">M</text:span><text:span text:style-name="T32">i</text:span><text:span text:style-name="T32">n</text:span><text:span text:style-name="T32">d</text:span><text:span text:style-name="T32"> </text:span><text:span text:style-name="T32">S</text:span><text:span text:style-name="T32">h</text:span><text:span text:style-name="T32">a</text:span><text:span text:style-name="T32">r</text:span><text:span text:style-name="T32">p</text:span><text:span text:style-name="T32">e</text:span><text:span text:style-name="T32">n</text:span><text:span text:style-name="T32">e</text:span><text:span text:style-name="T32">r</text:span><text:span text:style-name="T32"> </text:span><text:span text:style-name="T32"><text:s/></text:span><text:span text:style-name="T32"><text:s/></text:span><text:span text:style-name="T32"><text:s/></text:span><text:span text:style-name="T32">1</text:span><text:span text:style-name="T32">d</text:span><text:span text:style-name="T32">4</text:span><text:span text:style-name="T32">/</text:span><text:span text:style-name="T32">d</text:span><text:span text:style-name="T32">a</text:span><text:span text:style-name="T32">y</text:span><text:span text:style-name="T32"> </text:span><text:span text:style-name="T32">c</text:span><text:span text:style-name="T32">o</text:span><text:span text:style-name="T32">n</text:span><text:span text:style-name="T32">c</text:span><text:span text:style-name="T32"> </text:span><text:span text:style-name="T32">s</text:span><text:span text:style-name="T32">a</text:span><text:span text:style-name="T32">v</text:span><text:span text:style-name="T32">e</text:span><text:span text:style-name="T32">s</text:span></text:p>
            <text:p text:style-name="P44"><text:span text:style-name="T32"/></text:p>
            <text:p text:style-name="P44"><text:span text:style-name="T31">E</text:span><text:span text:style-name="T31">x</text:span><text:span text:style-name="T31">p</text:span><text:span text:style-name="T31">e</text:span><text:span text:style-name="T31">r</text:span><text:span text:style-name="T31">i</text:span><text:span text:style-name="T31">m</text:span><text:span text:style-name="T31">e</text:span><text:span text:style-name="T31">n</text:span><text:span text:style-name="T31">t</text:span><text:span text:style-name="T31">a</text:span><text:span text:style-name="T31">l</text:span><text:span text:style-name="T31"> </text:span><text:span text:style-name="T31">E</text:span><text:span text:style-name="T31">l</text:span><text:span text:style-name="T31">i</text:span><text:span text:style-name="T31">x</text:span><text:span text:style-name="T31">i</text:span><text:span text:style-name="T31">r</text:span><text:span text:style-name="T31"> </text:span><text:span text:style-name="T31">(</text:span><text:span text:style-name="T31">r</text:span><text:span text:style-name="T31">o</text:span><text:span text:style-name="T31">l</text:span><text:span text:style-name="T31">l</text:span><text:span text:style-name="T31"> </text:span><text:span text:style-name="T31">1</text:span><text:span text:style-name="T31">/</text:span><text:span text:style-name="T31">d</text:span><text:span text:style-name="T31">a</text:span><text:span text:style-name="T31">y</text:span><text:span text:style-name="T31">,</text:span><text:span text:style-name="T31"> </text:span><text:span text:style-name="T31">s</text:span><text:span text:style-name="T31">l</text:span><text:span text:style-name="T31">o</text:span><text:span text:style-name="T31">t</text:span><text:span text:style-name="T31"> </text:span><text:span text:style-name="T31">t</text:span><text:span text:style-name="T31">o</text:span><text:span text:style-name="T31"> </text:span><text:span text:style-name="T31">p</text:span><text:span text:style-name="T31">i</text:span><text:span text:style-name="T31">c</text:span><text:span text:style-name="T31">k</text:span><text:span text:style-name="T31">)</text:span></text:p>
            <text:p text:style-name="P44"><text:span text:style-name="T26"><text:s/></text:span><text:span text:style-name="T26">1</text:span><text:span text:style-name="T26">)</text:span><text:span text:style-name="T26"> </text:span><text:span text:style-name="T26">H</text:span><text:span text:style-name="T26">e</text:span><text:span text:style-name="T26">a</text:span><text:span text:style-name="T26">l</text:span><text:span text:style-name="T26">i</text:span><text:span text:style-name="T26">n</text:span><text:span text:style-name="T26">g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—</text:span><text:span text:style-name="T26"> </text:span><text:span text:style-name="T26">h</text:span><text:span text:style-name="T26">e</text:span><text:span text:style-name="T26">a</text:span><text:span text:style-name="T26">l</text:span><text:span text:style-name="T26"> </text:span><text:span text:style-name="T26">2</text:span><text:span text:style-name="T26">d</text:span><text:span text:style-name="T26">4</text:span><text:span text:style-name="T26">+</text:span><text:span text:style-name="T26">I</text:span><text:span text:style-name="T26">N</text:span><text:span text:style-name="T26">T</text:span></text:p>
            <text:p text:style-name="P44"><text:span text:style-name="T26"><text:s/></text:span><text:span text:style-name="T26">2</text:span><text:span text:style-name="T26">)</text:span><text:span text:style-name="T26"> </text:span><text:span text:style-name="T26">S</text:span><text:span text:style-name="T26">w</text:span><text:span text:style-name="T26">i</text:span><text:span text:style-name="T26">f</text:span><text:span text:style-name="T26">t</text:span><text:span text:style-name="T26">n</text:span><text:span text:style-name="T26">e</text:span><text:span text:style-name="T26">s</text:span><text:span text:style-name="T26">s</text:span><text:span text:style-name="T26"> </text:span><text:span text:style-name="T26"><text:s/></text:span><text:span text:style-name="T26"><text:s/></text:span><text:span text:style-name="T26">1</text:span><text:span text:style-name="T26"> </text:span><text:span text:style-name="T26">+</text:span><text:span text:style-name="T26">1</text:span><text:span text:style-name="T26">0</text:span><text:span text:style-name="T26">’</text:span><text:span text:style-name="T26"> </text:span><text:span text:style-name="T26">t</text:span><text:span text:style-name="T26">o</text:span><text:span text:style-name="T26"> </text:span><text:span text:style-name="T26">m</text:span><text:span text:style-name="T26">o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/text:p>
            <text:p text:style-name="P44"><text:span text:style-name="T26"><text:s/></text:span><text:span text:style-name="T26">3</text:span><text:span text:style-name="T26">)</text:span><text:span text:style-name="T26"> </text:span><text:span text:style-name="T26">R</text:span><text:span text:style-name="T26">e</text:span><text:span text:style-name="T26">s</text:span><text:span text:style-name="T26">i</text:span><text:span text:style-name="T26">l</text:span><text:span text:style-name="T26">i</text:span><text:span text:style-name="T26">e</text:span><text:span text:style-name="T26">n</text:span><text:span text:style-name="T26">c</text:span><text:span text:style-name="T26">e</text:span><text:span text:style-name="T26"> </text:span><text:span text:style-name="T26">1</text:span><text:span text:style-name="T26">0</text:span><text:span text:style-name="T26"> </text:span><text:span text:style-name="T26">+</text:span><text:span text:style-name="T26">1</text:span><text:span text:style-name="T26">A</text:span><text:span text:style-name="T26">C</text:span></text:p>
            <text:p text:style-name="P44"><text:span text:style-name="T26"><text:s/></text:span><text:span text:style-name="T26">4</text:span><text:span text:style-name="T26">)</text:span><text:span text:style-name="T26"> </text:span><text:span text:style-name="T26">B</text:span><text:span text:style-name="T26">o</text:span><text:span text:style-name="T26">l</text:span><text:span text:style-name="T26">d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 </text:span><text:span text:style-name="T26">1</text:span><text:span text:style-name="T26">d</text:span><text:span text:style-name="T26">4</text:span><text:span text:style-name="T26"> </text:span><text:span text:style-name="T26">a</text:span><text:span text:style-name="T26">t</text:span><text:span text:style-name="T26">k</text:span><text:span text:style-name="T26">s</text:span><text:span text:style-name="T26"> </text:span><text:span text:style-name="T26">&amp;</text:span><text:span text:style-name="T26"> </text:span><text:span text:style-name="T26">s</text:span><text:span text:style-name="T26">a</text:span><text:span text:style-name="T26">v</text:span><text:span text:style-name="T26">e</text:span><text:span text:style-name="T26">s</text:span></text:p>
            <text:p text:style-name="P44"><text:span text:style-name="T26"><text:s/></text:span><text:span text:style-name="T26">5</text:span><text:span text:style-name="T26">)</text:span><text:span text:style-name="T26"> </text:span><text:span text:style-name="T26">F</text:span><text:span text:style-name="T26">l</text:span><text:span text:style-name="T26">i</text:span><text:span text:style-name="T26">g</text:span><text:span text:style-name="T26">h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0</text:span><text:span text:style-name="T26"> </text:span><text:span text:style-name="T26">1</text:span><text:span text:style-name="T26">0</text:span><text:span text:style-name="T26">’</text:span><text:span text:style-name="T26"> </text:span><text:span text:style-name="T26">f</text:span><text:span text:style-name="T26">l</text:span><text:span text:style-name="T26">y</text:span><text:span text:style-name="T26">i</text:span><text:span text:style-name="T26">n</text:span><text:span text:style-name="T26">g</text:span><text:span text:style-name="T26"> </text:span><text:span text:style-name="T26">s</text:span><text:span text:style-name="T26">p</text:span><text:span text:style-name="T26">e</text:span><text:span text:style-name="T26">e</text:span><text:span text:style-name="T26">d</text:span></text:p>
            <text:p text:style-name="P44"><text:span text:style-name="T26"><text:s/></text:span><text:span text:style-name="T26">6</text:span><text:span text:style-name="T26">)</text:span><text:span text:style-name="T26"> </text:span><text:span text:style-name="T26">T</text:span><text:span text:style-name="T26">r</text:span><text:span text:style-name="T26">a</text:span><text:span text:style-name="T26">n</text:span><text:span text:style-name="T26">s</text:span><text:span text:style-name="T26">f</text:span><text:span text:style-name="T26">o</text:span><text:span text:style-name="T26">r</text:span><text:span text:style-name="T26">m</text:span><text:span text:style-name="T26"> </text:span><text:span text:style-name="T26"><text:s/></text:span><text:span text:style-name="T26">1</text:span><text:span text:style-name="T26">0</text:span><text:span text:style-name="T26"> </text:span><text:span text:style-name="T26">C</text:span><text:span text:style-name="T26">a</text:span><text:span text:style-name="T26">s</text:span><text:span text:style-name="T26">t</text:span><text:span text:style-name="T26"> </text:span><text:span text:style-name="T26">A</text:span><text:span text:style-name="T26">l</text:span><text:span text:style-name="T26">t</text:span><text:span text:style-name="T26">e</text:span><text:span text:style-name="T26">r</text:span><text:span text:style-name="T26"> </text:span><text:span text:style-name="T26">S</text:span><text:span text:style-name="T26">e</text:span><text:span text:style-name="T26">l</text:span><text:span text:style-name="T26">f</text:span></text:p>
            <text:p text:style-name="P44"><text:span text:style-name="T31"/></text:p>
            <text:p text:style-name="P44"><text:span text:style-name="T31">T</text:span><text:span text:style-name="T31">h</text:span><text:span text:style-name="T31">e</text:span><text:span text:style-name="T31"> </text:span><text:span text:style-name="T31">R</text:span><text:span text:style-name="T31">i</text:span><text:span text:style-name="T31">g</text:span><text:span text:style-name="T31">h</text:span><text:span text:style-name="T31">t</text:span><text:span text:style-name="T31"> </text:span><text:span text:style-name="T31">T</text:span><text:span text:style-name="T31">o</text:span><text:span text:style-name="T31">o</text:span><text:span text:style-name="T31">l</text:span><text:span text:style-name="T31"> </text:span><text:span text:style-name="T31">f</text:span><text:span text:style-name="T31">o</text:span><text:span text:style-name="T31">r</text:span><text:span text:style-name="T31"> </text:span><text:span text:style-name="T31">t</text:span><text:span text:style-name="T31">h</text:span><text:span text:style-name="T31">e</text:span><text:span text:style-name="T31"> </text:span><text:span text:style-name="T31">J</text:span><text:span text:style-name="T31">o</text:span><text:span text:style-name="T31">b</text:span><text:span text:style-name="T31"> </text:span><text:span text:style-name="T31">(</text:span><text:span text:style-name="T31">1</text:span><text:span text:style-name="T31">h</text:span><text:span text:style-name="T31">r</text:span><text:span text:style-name="T31">)</text:span></text:p>
            <text:p text:style-name="P44"><text:span text:style-name="T31"/></text:p>
            <text:p text:style-name="P44"><text:span text:style-name="T31">F</text:span><text:span text:style-name="T31">e</text:span><text:span text:style-name="T31">y</text:span><text:span text:style-name="T31"> </text:span><text:span text:style-name="T31">T</text:span><text:span text:style-name="T31">o</text:span><text:span text:style-name="T31">u</text:span><text:span text:style-name="T31">c</text:span><text:span text:style-name="T31">h</text:span><text:span text:style-name="T31">e</text:span><text:span text:style-name="T31">d</text:span><text:span text:style-name="T33">:</text:span><text:span text:style-name="T33"> </text:span><text:span text:style-name="T34">M</text:span><text:span text:style-name="T34">i</text:span><text:span text:style-name="T34">s</text:span><text:span text:style-name="T34">t</text:span><text:span text:style-name="T34">y</text:span><text:span text:style-name="T34"> </text:span><text:span text:style-name="T34">S</text:span><text:span text:style-name="T34">t</text:span><text:span text:style-name="T34">e</text:span><text:span text:style-name="T34">p</text:span><text:span text:style-name="T34"> </text:span><text:span text:style-name="T34">&amp;</text:span><text:span text:style-name="T34"> </text:span><text:span text:style-name="T34">B</text:span><text:span text:style-name="T34">l</text:span><text:span text:style-name="T34">e</text:span><text:span text:style-name="T34">s</text:span><text:span text:style-name="T34">s</text:span><text:span text:style-name="T34">(</text:span><text:span text:style-name="T34">1</text:span><text:span text:style-name="T34">/</text:span><text:span text:style-name="T34">d</text:span><text:span text:style-name="T34">a</text:span><text:span text:style-name="T34">y</text:span><text:span text:style-name="T34">)</text:span></text:p>
          </draw:text-box>
        </draw:frame>
        <draw:frame draw:style-name="gr97" draw:text-style-name="P46" draw:layer="layout" svg:width="5.111cm" svg:height="4.85cm" svg:x="1.106cm" svg:y="21.89cm">
          <draw:text-box>
            <text:p><text:span text:style-name="T35">A</text:span><text:span text:style-name="T35">r</text:span><text:span text:style-name="T35">m</text:span><text:span text:style-name="T35">o</text:span><text:span text:style-name="T35">r</text:span><text:span text:style-name="T36">:</text:span><text:span text:style-name="T36"> </text:span><text:span text:style-name="T37">L</text:span><text:span text:style-name="T37">i</text:span><text:span text:style-name="T37">g</text:span><text:span text:style-name="T37">h</text:span><text:span text:style-name="T37">t</text:span><text:span text:style-name="T37">,</text:span><text:span text:style-name="T37"> </text:span><text:span text:style-name="T37">M</text:span><text:span text:style-name="T37">e</text:span><text:span text:style-name="T37">d</text:span><text:span text:style-name="T37">i</text:span><text:span text:style-name="T37">u</text:span><text:span text:style-name="T37">m</text:span><text:span text:style-name="T37">,</text:span><text:span text:style-name="T37"> </text:span><text:span text:style-name="T37">S</text:span><text:span text:style-name="T37">h</text:span><text:span text:style-name="T37">i</text:span><text:span text:style-name="T37">e</text:span><text:span text:style-name="T37">l</text:span><text:span text:style-name="T37">d</text:span><text:span text:style-name="T37">s</text:span><text:span text:style-name="T37"> </text:span></text:p>
            <text:p><text:span text:style-name="T35">W</text:span><text:span text:style-name="T35">e</text:span><text:span text:style-name="T35">a</text:span><text:span text:style-name="T35">p</text:span><text:span text:style-name="T35">o</text:span><text:span text:style-name="T35">n</text:span><text:span text:style-name="T35">s</text:span><text:span text:style-name="T36">:</text:span><text:span text:style-name="T36"> </text:span><text:span text:style-name="T37">S</text:span><text:span text:style-name="T37">i</text:span><text:span text:style-name="T37">m</text:span><text:span text:style-name="T37">p</text:span><text:span text:style-name="T37">l</text:span><text:span text:style-name="T37">e</text:span></text:p>
            <text:p><text:span text:style-name="T38"/></text:p>
            <text:p><text:span text:style-name="T35">T</text:span><text:span text:style-name="T35">o</text:span><text:span text:style-name="T35">o</text:span><text:span text:style-name="T35">l</text:span><text:span text:style-name="T35"> </text:span><text:span text:style-name="T35">P</text:span><text:span text:style-name="T35">r</text:span><text:span text:style-name="T35">o</text:span><text:span text:style-name="T35">f</text:span><text:span text:style-name="T35">i</text:span><text:span text:style-name="T35">c</text:span><text:span text:style-name="T35">i</text:span><text:span text:style-name="T35">e</text:span><text:span text:style-name="T35">n</text:span><text:span text:style-name="T35">c</text:span><text:span text:style-name="T35">i</text:span><text:span text:style-name="T35">e</text:span><text:span text:style-name="T35">s</text:span></text:p>
            <text:p><text:span text:style-name="T32"><text:s/></text:span><text:span text:style-name="T32"><text:s/></text:span><text:span text:style-name="T37">A</text:span><text:span text:style-name="T37">l</text:span><text:span text:style-name="T37">c</text:span><text:span text:style-name="T37">h</text:span><text:span text:style-name="T37">e</text:span><text:span text:style-name="T37">m</text:span><text:span text:style-name="T37">i</text:span><text:span text:style-name="T37">s</text:span><text:span text:style-name="T37">t</text:span><text:span text:style-name="T37">'</text:span><text:span text:style-name="T37">s</text:span><text:span text:style-name="T37"> </text:span><text:span text:style-name="T37">S</text:span><text:span text:style-name="T37">u</text:span><text:span text:style-name="T37">p</text:span><text:span text:style-name="T37">p</text:span><text:span text:style-name="T37">l</text:span><text:span text:style-name="T37">i</text:span><text:span text:style-name="T37">e</text:span><text:span text:style-name="T37">s</text:span></text:p>
            <text:p><text:span text:style-name="T37"><text:s/></text:span><text:span text:style-name="T37"><text:s/></text:span><text:span text:style-name="T37">P</text:span><text:span text:style-name="T37">l</text:span><text:span text:style-name="T37">a</text:span><text:span text:style-name="T37">y</text:span><text:span text:style-name="T37">i</text:span><text:span text:style-name="T37">n</text:span><text:span text:style-name="T37">g</text:span><text:span text:style-name="T37"> </text:span><text:span text:style-name="T37">C</text:span><text:span text:style-name="T37">a</text:span><text:span text:style-name="T37">r</text:span><text:span text:style-name="T37">d</text:span><text:span text:style-name="T37"> </text:span><text:span text:style-name="T37">S</text:span><text:span text:style-name="T37">e</text:span><text:span text:style-name="T37">t</text:span></text:p>
            <text:p><text:span text:style-name="T37"><text:s/></text:span><text:span text:style-name="T37"><text:s/></text:span><text:span text:style-name="T37">T</text:span><text:span text:style-name="T37">h</text:span><text:span text:style-name="T37">i</text:span><text:span text:style-name="T37">e</text:span><text:span text:style-name="T37">v</text:span><text:span text:style-name="T37">e</text:span><text:span text:style-name="T37">s</text:span><text:span text:style-name="T37">'</text:span><text:span text:style-name="T37"> </text:span><text:span text:style-name="T37">T</text:span><text:span text:style-name="T37">o</text:span><text:span text:style-name="T37">o</text:span><text:span text:style-name="T37">l</text:span><text:span text:style-name="T37">s</text:span></text:p>
            <text:p><text:span text:style-name="T37"><text:s/></text:span><text:span text:style-name="T37"><text:s/></text:span><text:span text:style-name="T37">T</text:span><text:span text:style-name="T37">i</text:span><text:span text:style-name="T37">n</text:span><text:span text:style-name="T37">k</text:span><text:span text:style-name="T37">e</text:span><text:span text:style-name="T37">r</text:span><text:span text:style-name="T37">'</text:span><text:span text:style-name="T37">s</text:span><text:span text:style-name="T37"> </text:span><text:span text:style-name="T37">T</text:span><text:span text:style-name="T37">o</text:span><text:span text:style-name="T37">o</text:span><text:span text:style-name="T37">l</text:span><text:span text:style-name="T37">s</text:span></text:p>
            <text:p><text:span text:style-name="T35"/></text:p>
            <text:p><text:span text:style-name="T35">L</text:span><text:span text:style-name="T35">a</text:span><text:span text:style-name="T35">n</text:span><text:span text:style-name="T35">g</text:span><text:span text:style-name="T35">u</text:span><text:span text:style-name="T35">a</text:span><text:span text:style-name="T35">g</text:span><text:span text:style-name="T35">e</text:span><text:span text:style-name="T35"> </text:span><text:span text:style-name="T35">P</text:span><text:span text:style-name="T35">r</text:span><text:span text:style-name="T35">o</text:span><text:span text:style-name="T35">f</text:span><text:span text:style-name="T35">i</text:span><text:span text:style-name="T35">c</text:span><text:span text:style-name="T35">i</text:span><text:span text:style-name="T35">e</text:span><text:span text:style-name="T35">n</text:span><text:span text:style-name="T35">c</text:span><text:span text:style-name="T35">i</text:span><text:span text:style-name="T35">e</text:span><text:span text:style-name="T35">s</text:span></text:p>
            <text:p><text:span text:style-name="T39"><text:s/></text:span><text:span text:style-name="T39"><text:s/></text:span><text:span text:style-name="T37">C</text:span><text:span text:style-name="T37">o</text:span><text:span text:style-name="T37">m</text:span><text:span text:style-name="T37">m</text:span><text:span text:style-name="T37">o</text:span><text:span text:style-name="T37">n</text:span></text:p>
            <text:p><text:span text:style-name="T37"><text:s/></text:span><text:span text:style-name="T37"><text:s/></text:span><text:span text:style-name="T37">I</text:span><text:span text:style-name="T37">n</text:span><text:span text:style-name="T37">f</text:span><text:span text:style-name="T37">e</text:span><text:span text:style-name="T37">r</text:span><text:span text:style-name="T37">n</text:span><text:span text:style-name="T37">a</text:span><text:span text:style-name="T37">l</text:span></text:p>
            <text:p><text:span text:style-name="T37"><text:s/></text:span><text:span text:style-name="T37"><text:s/></text:span><text:span text:style-name="T37">E</text:span><text:span text:style-name="T37">l</text:span><text:span text:style-name="T37">v</text:span><text:span text:style-name="T37">i</text:span><text:span text:style-name="T37">s</text:span><text:span text:style-name="T37">h</text:span></text:p>
          </draw:text-box>
        </draw:frame>
        <draw:frame draw:style-name="gr98" draw:text-style-name="P47" draw:layer="layout" svg:width="6.045cm" svg:height="1.905cm" svg:x="14.787cm" svg:y="4.945cm">
          <draw:text-box>
            <text:p/>
          </draw:text-box>
        </draw:frame>
        <draw:frame draw:style-name="gr99" draw:text-style-name="P49" draw:layer="layout" svg:width="0.835cm" svg:height="8.585cm" svg:x="3.792cm" svg:y="11.295cm">
          <draw:text-box>
            <text:p text:style-name="P48"><text:span text:style-name="T40">+</text:span><text:span text:style-name="T40">2</text:span></text:p>
            <text:p text:style-name="P48"><text:span text:style-name="T40"><text:s/></text:span><text:span text:style-name="T40"><text:s/></text:span><text:span text:style-name="T40">0</text:span></text:p>
            <text:p text:style-name="P48"><text:span text:style-name="T40">+</text:span><text:span text:style-name="T40">6</text:span></text:p>
            <text:p text:style-name="P48"><text:span text:style-name="T40"><text:s/></text:span><text:span text:style-name="T40">-</text:span><text:span text:style-name="T40">1</text:span></text:p>
            <text:p text:style-name="P48"><text:span text:style-name="T40">+</text:span><text:span text:style-name="T40">1</text:span></text:p>
            <text:p text:style-name="P48"><text:span text:style-name="T40">+</text:span><text:span text:style-name="T40">6</text:span></text:p>
            <text:p text:style-name="P48"><text:span text:style-name="T40"><text:s/></text:span><text:span text:style-name="T40"><text:s/></text:span><text:span text:style-name="T40">0</text:span></text:p>
            <text:p text:style-name="P48"><text:span text:style-name="T40">+</text:span><text:span text:style-name="T40">1</text:span></text:p>
            <text:p text:style-name="P48"><text:span text:style-name="T40">+</text:span><text:span text:style-name="T40">6</text:span></text:p>
            <text:p text:style-name="P48"><text:span text:style-name="T40">+</text:span><text:span text:style-name="T40">5</text:span></text:p>
            <text:p text:style-name="P48"><text:span text:style-name="T40">+</text:span><text:span text:style-name="T40">4</text:span></text:p>
            <text:p text:style-name="P48"><text:span text:style-name="T40"><text:s/></text:span><text:span text:style-name="T40"><text:s/></text:span><text:span text:style-name="T40">0</text:span></text:p>
            <text:p text:style-name="P48"><text:span text:style-name="T40">+</text:span><text:span text:style-name="T40">1</text:span></text:p>
            <text:p text:style-name="P48"><text:span text:style-name="T40">+</text:span><text:span text:style-name="T40">1</text:span></text:p>
            <text:p text:style-name="P48"><text:span text:style-name="T40">+</text:span><text:span text:style-name="T40">4</text:span></text:p>
            <text:p text:style-name="P48"><text:span text:style-name="T40">+</text:span><text:span text:style-name="T40">2</text:span></text:p>
            <text:p text:style-name="P48"><text:span text:style-name="T40">+</text:span><text:span text:style-name="T40">2</text:span></text:p>
            <text:p text:style-name="P48"><text:span text:style-name="T40"><text:s/></text:span><text:span text:style-name="T40"><text:s/></text:span><text:span text:style-name="T40">0</text:span></text:p>
          </draw:text-box>
        </draw:frame>
        <draw:frame draw:style-name="gr100" draw:text-style-name="P37" draw:layer="layout" svg:width="0.942cm" svg:height="0.986cm" svg:x="8.216cm" svg:y="4.795cm">
          <draw:text-box>
            <text:p><text:span text:style-name="T41">1</text:span><text:span text:style-name="T41">8</text:span></text:p>
          </draw:text-box>
        </draw:frame>
        <draw:polygon draw:style-name="gr101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1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1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2" draw:text-style-name="P51" draw:layer="layout" svg:width="6.067cm" svg:height="3.06cm" svg:x="7.766cm" svg:y="17.126cm">
          <draw:text-box>
            <text:p text:style-name="P50"><text:span text:style-name="T35">M</text:span><text:span text:style-name="T35">a</text:span><text:span text:style-name="T35">g</text:span><text:span text:style-name="T35">i</text:span><text:span text:style-name="T35">c</text:span><text:span text:style-name="T35"> </text:span><text:span text:style-name="T35">I</text:span><text:span text:style-name="T35">t</text:span><text:span text:style-name="T35">e</text:span><text:span text:style-name="T35">m</text:span><text:span text:style-name="T35">s</text:span></text:p>
            <text:p text:style-name="P50"><text:span text:style-name="T42"><text:s/></text:span><text:span text:style-name="T42">W</text:span><text:span text:style-name="T42">i</text:span><text:span text:style-name="T42">n</text:span><text:span text:style-name="T42">d</text:span><text:span text:style-name="T42"> </text:span><text:span text:style-name="T42">F</text:span><text:span text:style-name="T42">a</text:span><text:span text:style-name="T42">n</text:span><text:span text:style-name="T42">:</text:span><text:span text:style-name="T42"> </text:span><text:span text:style-name="T43">C</text:span><text:span text:style-name="T43">a</text:span><text:span text:style-name="T43">s</text:span><text:span text:style-name="T43">t</text:span><text:span text:style-name="T43"> </text:span><text:span text:style-name="T43">G</text:span><text:span text:style-name="T43">u</text:span><text:span text:style-name="T43">s</text:span><text:span text:style-name="T43">t</text:span><text:span text:style-name="T43"> </text:span><text:span text:style-name="T43">o</text:span><text:span text:style-name="T43">f</text:span><text:span text:style-name="T43"> </text:span><text:span text:style-name="T43">W</text:span><text:span text:style-name="T43">i</text:span><text:span text:style-name="T43">n</text:span><text:span text:style-name="T43">d</text:span><text:span text:style-name="T43"> </text:span><text:span text:style-name="T43">1</text:span><text:span text:style-name="T43">/</text:span><text:span text:style-name="T43">d</text:span><text:span text:style-name="T43">a</text:span><text:span text:style-name="T43">y</text:span></text:p>
            <text:p text:style-name="P50"><text:span text:style-name="T43"><text:s/></text:span><text:span text:style-name="T43">B</text:span><text:span text:style-name="T43">o</text:span><text:span text:style-name="T43">o</text:span><text:span text:style-name="T43">t</text:span><text:span text:style-name="T43">s</text:span><text:span text:style-name="T43"> </text:span><text:span text:style-name="T43">o</text:span><text:span text:style-name="T43">f</text:span><text:span text:style-name="T43"> </text:span><text:span text:style-name="T43">S</text:span><text:span text:style-name="T43">t</text:span><text:span text:style-name="T43">r</text:span><text:span text:style-name="T43">i</text:span><text:span text:style-name="T43">d</text:span><text:span text:style-name="T43">.</text:span><text:span text:style-name="T43"> </text:span><text:span text:style-name="T43">&amp;</text:span><text:span text:style-name="T43"> </text:span><text:span text:style-name="T43">S</text:span><text:span text:style-name="T43">p</text:span><text:span text:style-name="T43">r</text:span><text:span text:style-name="T43">i</text:span><text:span text:style-name="T43">n</text:span><text:span text:style-name="T43">g</text:span><text:span text:style-name="T43">.</text:span><text:span text:style-name="T43">:</text:span><text:span text:style-name="T43"> </text:span><text:span text:style-name="T43">3</text:span><text:span text:style-name="T43">x</text:span><text:span text:style-name="T43"> </text:span><text:span text:style-name="T43">j</text:span><text:span text:style-name="T43">u</text:span><text:span text:style-name="T43">m</text:span><text:span text:style-name="T43">p</text:span></text:p>
            <text:p text:style-name="P50"><text:span text:style-name="T44"/></text:p>
            <text:p text:style-name="P50"><text:span text:style-name="T35">I</text:span><text:span text:style-name="T35">n</text:span><text:span text:style-name="T35">f</text:span><text:span text:style-name="T35">u</text:span><text:span text:style-name="T35">s</text:span><text:span text:style-name="T35">e</text:span><text:span text:style-name="T35">d</text:span><text:span text:style-name="T35"> </text:span><text:span text:style-name="T35">I</text:span><text:span text:style-name="T35">t</text:span><text:span text:style-name="T35">e</text:span><text:span text:style-name="T35">m</text:span><text:span text:style-name="T35">s</text:span></text:p>
            <text:p text:style-name="P50"><text:span text:style-name="T45"><text:s/></text:span><text:span text:style-name="T44"><text:s/></text:span><text:span text:style-name="T43">B</text:span><text:span text:style-name="T43">i</text:span><text:span text:style-name="T43">g</text:span><text:span text:style-name="T43"> </text:span><text:span text:style-name="T43">E</text:span><text:span text:style-name="T43">m</text:span><text:span text:style-name="T43">e</text:span><text:span text:style-name="T43">r</text:span><text:span text:style-name="T43">a</text:span><text:span text:style-name="T43">l</text:span><text:span text:style-name="T43">d</text:span><text:span text:style-name="T43">:</text:span><text:span text:style-name="T43"> </text:span><text:span text:style-name="T32">H</text:span><text:span text:style-name="T32">o</text:span><text:span text:style-name="T32">m</text:span><text:span text:style-name="T32">u</text:span><text:span text:style-name="T32">n</text:span><text:span text:style-name="T32">c</text:span><text:span text:style-name="T32">u</text:span><text:span text:style-name="T32">l</text:span><text:span text:style-name="T32">u</text:span><text:span text:style-name="T32">s</text:span><text:span text:style-name="T32"> </text:span><text:span text:style-name="T32">(</text:span><text:span text:style-name="T32">B</text:span><text:span text:style-name="T32">o</text:span><text:span text:style-name="T32">n</text:span><text:span text:style-name="T32">k</text:span><text:span text:style-name="T32">!</text:span><text:span text:style-name="T32">)</text:span></text:p>
            <text:p text:style-name="P50"><text:span text:style-name="T43"><text:s/></text:span><text:span text:style-name="T43">A</text:span><text:span text:style-name="T43">l</text:span><text:span text:style-name="T43">c</text:span><text:span text:style-name="T43">h</text:span><text:span text:style-name="T43">e</text:span><text:span text:style-name="T43">m</text:span><text:span text:style-name="T43">i</text:span><text:span text:style-name="T43">s</text:span><text:span text:style-name="T43">t</text:span><text:span text:style-name="T43"> </text:span><text:span text:style-name="T43">S</text:span><text:span text:style-name="T43">u</text:span><text:span text:style-name="T43">p</text:span><text:span text:style-name="T43">p</text:span><text:span text:style-name="T43">l</text:span><text:span text:style-name="T43">i</text:span><text:span text:style-name="T43">e</text:span><text:span text:style-name="T43">s</text:span><text:span text:style-name="T43">:</text:span><text:span text:style-name="T43"> </text:span><text:span text:style-name="T32">E</text:span><text:span text:style-name="T32">m</text:span><text:span text:style-name="T32">p</text:span><text:span text:style-name="T32">.</text:span><text:span text:style-name="T32"> </text:span><text:span text:style-name="T32">F</text:span><text:span text:style-name="T32">o</text:span><text:span text:style-name="T32">c</text:span><text:span text:style-name="T32">u</text:span><text:span text:style-name="T32">s</text:span></text:p>
            <text:p text:style-name="P23"><text:span text:style-name="T36"/></text:p>
            <text:p text:style-name="P23"><text:span text:style-name="T36"/></text:p>
            <text:p text:style-name="P23"><text:span text:style-name="T36"/></text:p>
          </draw:text-box>
        </draw:frame>
        <draw:frame draw:style-name="gr103" draw:text-style-name="P53" draw:layer="layout" svg:width="1.526cm" svg:height="0.255cm" svg:x="10.02cm" svg:y="20.094cm">
          <draw:text-box>
            <text:p text:style-name="P52"><text:span text:style-name="T18">M</text:span><text:span text:style-name="T18">A</text:span><text:span text:style-name="T18">G</text:span><text:span text:style-name="T18">I</text:span><text:span text:style-name="T18">C</text:span><text:span text:style-name="T18"> </text:span><text:span text:style-name="T18">I</text:span><text:span text:style-name="T18">T</text:span><text:span text:style-name="T18">E</text:span><text:span text:style-name="T18">M</text:span><text:span text:style-name="T18">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4" draw:text-style-name="P54" draw:layer="layout" svg:x1="10.75cm" svg:y1="8.789cm" svg:x2="10.75cm" svg:y2="7.475cm">
          <text:p/>
        </draw:line>
        <draw:polygon draw:style-name="gr5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5" draw:text-style-name="P13" draw:layer="layout" svg:width="2.727cm" svg:height="1.675cm" svg:x="7.917cm" svg:y="9.219cm" svg:viewBox="0 0 2728 1676" draw:points="2728,148 2728,1528 2579,1676 149,1676 0,1528 0,148 149,0 2579,0">
          <text:p text:style-name="P55"><text:span text:style-name="T46">3</text:span></text:p>
          <text:p text:style-name="P55"><text:span text:style-name="T46">1d</text:span><text:span text:style-name="T46">8+</text:span><text:span text:style-name="T46">2</text:span></text:p>
        </draw:polygon>
        <draw:path draw:style-name="gr7" draw:text-style-name="P15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20" draw:text-style-name="P16" draw:layer="layout" svg:x1="8.711cm" svg:y1="9.649cm" svg:x2="10.397cm" svg:y2="9.649cm">
          <text:p/>
        </draw:line>
        <draw:frame draw:style-name="gr106" draw:text-style-name="P40" draw:layer="layout" svg:width="1.424cm" svg:height="0.225cm" svg:x="11.662cm" svg:y="10.566cm">
          <draw:text-box>
            <text:p text:style-name="P25"><text:span text:style-name="T17">DEATH SAVES</text:span></text:p>
          </draw:text-box>
        </draw:frame>
        <draw:frame draw:style-name="gr107" draw:text-style-name="P40" draw:layer="layout" svg:width="0.87cm" svg:height="0.225cm" svg:x="8.874cm" svg:y="10.566cm">
          <draw:text-box>
            <text:p text:style-name="P25"><text:span text:style-name="T17">HIT </text:span><text:span text:style-name="T17">DICE</text:span></text:p>
          </draw:text-box>
        </draw:frame>
        <draw:frame draw:style-name="gr108" draw:text-style-name="P26" draw:layer="layout" svg:width="0.544cm" svg:height="0.276cm" svg:x="8.106cm" svg:y="9.413cm">
          <draw:text-box>
            <text:p text:style-name="P25"><text:span text:style-name="T13">Total</text:span></text:p>
          </draw:text-box>
        </draw:frame>
        <draw:frame draw:style-name="gr109" draw:text-style-name="P40" draw:layer="layout" svg:width="1.17cm" svg:height="0.217cm" svg:x="11.045cm" svg:y="9.496cm">
          <draw:text-box>
            <text:p text:style-name="P25"><text:span text:style-name="T47">SUCCE</text:span><text:span text:style-name="T47">SSES</text:span></text:p>
          </draw:text-box>
        </draw:frame>
        <draw:frame draw:style-name="gr110" draw:text-style-name="P40" draw:layer="layout" svg:width="0.997cm" svg:height="0.225cm" svg:x="11.223cm" svg:y="10.026cm">
          <draw:text-box>
            <text:p text:style-name="P25"><text:span text:style-name="T17">FAILURES</text:span></text:p>
          </draw:text-box>
        </draw:frame>
        <draw:path draw:style-name="gr7" draw:text-style-name="P34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1" draw:text-style-name="P35" draw:layer="layout" svg:width="0.891cm" svg:height="0.217cm" svg:x="11.059cm" svg:y="11.4cm">
          <draw:text-box>
            <text:p text:style-name="P25"><text:span text:style-name="T47">A</text:span><text:span text:style-name="T47">T</text:span><text:span text:style-name="T47">T</text:span><text:span text:style-name="T47">U</text:span><text:span text:style-name="T47">N</text:span><text:span text:style-name="T47">E</text:span><text:span text:style-name="T47">D</text:span></text:p>
          </draw:text-box>
        </draw:frame>
        <draw:path draw:style-name="gr7" draw:text-style-name="P34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2" draw:text-style-name="P35" draw:layer="layout" svg:width="1.035cm" svg:height="0.217cm" svg:x="8.154cm" svg:y="11.404cm">
          <draw:text-box>
            <text:p text:style-name="P25"><text:span text:style-name="T47">INFUSIONS</text:span></text:p>
          </draw:text-box>
        </draw:frame>
        <draw:frame draw:style-name="gr113" draw:text-style-name="P35" draw:layer="layout" svg:width="0.737cm" svg:height="0.217cm" svg:x="8.253cm" svg:y="12.211cm">
          <draw:text-box>
            <text:p text:style-name="P25"><text:span text:style-name="T47">E</text:span><text:span text:style-name="T47">L</text:span><text:span text:style-name="T47">I</text:span><text:span text:style-name="T47">X</text:span><text:span text:style-name="T47">I</text:span><text:span text:style-name="T47">R</text:span><text:span text:style-name="T47">S</text:span></text:p>
          </draw:text-box>
        </draw:frame>
        <draw:frame draw:style-name="gr114" draw:text-style-name="P36" draw:layer="layout" svg:width="1.221cm" svg:height="0.255cm" svg:x="10.185cm" svg:y="12.527cm">
          <draw:text-box>
            <text:p text:style-name="P25"><text:span text:style-name="T18">A</text:span><text:span text:style-name="T18">R</text:span><text:span text:style-name="T18">T</text:span><text:span text:style-name="T18">I</text:span><text:span text:style-name="T18">F</text:span><text:span text:style-name="T18">I</text:span><text:span text:style-name="T18">C</text:span><text:span text:style-name="T18">E</text:span><text:span text:style-name="T18">R</text:span></text:p>
          </draw:text-box>
        </draw:frame>
        <draw:path draw:style-name="gr115" draw:text-style-name="P56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5" draw:text-style-name="P56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6" draw:text-style-name="P54" draw:layer="layout" svg:x1="9.06cm" svg:y1="12.404cm" svg:x2="13.452cm" svg:y2="12.404cm">
          <text:p/>
        </draw:line>
        <draw:frame draw:style-name="gr98" draw:text-style-name="P58" draw:layer="layout" svg:width="6.901cm" svg:height="4.857cm" svg:x="6.812cm" svg:y="21.905cm">
          <draw:text-box>
            <text:p text:style-name="P57"><text:span text:style-name="T32">A</text:span><text:span text:style-name="T32">l</text:span><text:span text:style-name="T32">c</text:span><text:span text:style-name="T32">h</text:span><text:span text:style-name="T32">e</text:span><text:span text:style-name="T32">m</text:span><text:span text:style-name="T32">i</text:span><text:span text:style-name="T32">s</text:span><text:span text:style-name="T32">t</text:span><text:span text:style-name="T32"> </text:span><text:span text:style-name="T32">S</text:span><text:span text:style-name="T32">u</text:span><text:span text:style-name="T32">p</text:span><text:span text:style-name="T32">p</text:span><text:span text:style-name="T32">l</text:span><text:span text:style-name="T32">i</text:span><text:span text:style-name="T32">e</text:span><text:span text:style-name="T32">s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3</text:span><text:span text:style-name="T32">x</text:span><text:span text:style-name="T32"> </text:span><text:span text:style-name="T32">F</text:span><text:span text:style-name="T32">l</text:span><text:span text:style-name="T32">a</text:span><text:span text:style-name="T32">s</text:span><text:span text:style-name="T32">k</text:span><text:span text:style-name="T32">s</text:span></text:p>
            <text:p text:style-name="P57"><text:span text:style-name="T48">B</text:span><text:span text:style-name="T48">o</text:span><text:span text:style-name="T48">o</text:span><text:span text:style-name="T48">k</text:span><text:span text:style-name="T48"> </text:span><text:span text:style-name="T48">(</text:span><text:span text:style-name="T48">I</text:span><text:span text:style-name="T48">n</text:span><text:span text:style-name="T48">h</text:span><text:span text:style-name="T48">e</text:span><text:span text:style-name="T48">r</text:span><text:span text:style-name="T48">i</text:span><text:span text:style-name="T48">t</text:span><text:span text:style-name="T48">a</text:span><text:span text:style-name="T48">n</text:span><text:span text:style-name="T48">c</text:span><text:span text:style-name="T48">e</text:span><text:span text:style-name="T48">)</text:span><text:span text:style-name="T48"> </text:span><text:span text:style-name="T48"><text:s/></text:span><text:span text:style-name="T48"><text:s/></text:span><text:span text:style-name="T48"><text:s/></text:span><text:span text:style-name="T48"><text:s/></text:span><text:span text:style-name="T32">S</text:span><text:span text:style-name="T32">h</text:span><text:span text:style-name="T32">i</text:span><text:span text:style-name="T32">e</text:span><text:span text:style-name="T32">l</text:span><text:span text:style-name="T32">d</text:span></text:p>
            <text:p text:style-name="P57"><text:span text:style-name="T48">E</text:span><text:span text:style-name="T48">l</text:span><text:span text:style-name="T48">f</text:span><text:span text:style-name="T48">-</text:span><text:span text:style-name="T48">S</text:span><text:span text:style-name="T48">k</text:span><text:span text:style-name="T48">i</text:span><text:span text:style-name="T48">n</text:span><text:span text:style-name="T48"> </text:span><text:span text:style-name="T48">S</text:span><text:span text:style-name="T48">a</text:span><text:span text:style-name="T48">t</text:span><text:span text:style-name="T48">c</text:span><text:span text:style-name="T48">h</text:span><text:span text:style-name="T48">e</text:span><text:span text:style-name="T48">l</text:span><text:span text:style-name="T48"> 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32">S</text:span><text:span text:style-name="T32">c</text:span><text:span text:style-name="T32">a</text:span><text:span text:style-name="T32">l</text:span><text:span text:style-name="T32">e</text:span><text:span text:style-name="T32"> </text:span><text:span text:style-name="T32">m</text:span><text:span text:style-name="T32">a</text:span><text:span text:style-name="T32">i</text:span><text:span text:style-name="T32">l</text:span></text:p>
            <text:p text:style-name="P57"><text:span text:style-name="T48">P</text:span><text:span text:style-name="T48">l</text:span><text:span text:style-name="T48">a</text:span><text:span text:style-name="T48">y</text:span><text:span text:style-name="T48">i</text:span><text:span text:style-name="T48">n</text:span><text:span text:style-name="T48">g</text:span><text:span text:style-name="T48"> </text:span><text:span text:style-name="T48">C</text:span><text:span text:style-name="T48">a</text:span><text:span text:style-name="T48">r</text:span><text:span text:style-name="T48">d</text:span><text:span text:style-name="T48"> </text:span><text:span text:style-name="T48">S</text:span><text:span text:style-name="T48">e</text:span><text:span text:style-name="T48">t</text:span><text:span text:style-name="T48"> 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32">H</text:span><text:span text:style-name="T32">a</text:span><text:span text:style-name="T32">m</text:span><text:span text:style-name="T32">m</text:span><text:span text:style-name="T32">e</text:span><text:span text:style-name="T32">r</text:span></text:p>
            <text:p text:style-name="P57"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C</text:span><text:span text:style-name="T32">r</text:span><text:span text:style-name="T32">o</text:span><text:span text:style-name="T32">w</text:span><text:span text:style-name="T32">b</text:span><text:span text:style-name="T32">a</text:span><text:span text:style-name="T32">r</text:span></text:p>
            <text:p text:style-name="P57"><text:span text:style-name="T48">C</text:span><text:span text:style-name="T48">l</text:span><text:span text:style-name="T48">o</text:span><text:span text:style-name="T48">t</text:span><text:span text:style-name="T48">h</text:span><text:span text:style-name="T48">e</text:span><text:span text:style-name="T48">s</text:span><text:span text:style-name="T48">,</text:span><text:span text:style-name="T48"> </text:span><text:span text:style-name="T48">t</text:span><text:span text:style-name="T48">r</text:span><text:span text:style-name="T48">a</text:span><text:span text:style-name="T48">v</text:span><text:span text:style-name="T48">e</text:span><text:span text:style-name="T48">l</text:span><text:span text:style-name="T48">e</text:span><text:span text:style-name="T48">r</text:span><text:span text:style-name="T48">’</text:span><text:span text:style-name="T48">s</text:span><text:span text:style-name="T48"> </text:span><text:span text:style-name="T48"><text:s/></text:span><text:span text:style-name="T48"><text:s/></text:span><text:span text:style-name="T48"><text:s/></text:span><text:span text:style-name="T32">W</text:span><text:span text:style-name="T32">a</text:span><text:span text:style-name="T32">t</text:span><text:span text:style-name="T32">e</text:span><text:span text:style-name="T32">r</text:span><text:span text:style-name="T32">s</text:span><text:span text:style-name="T32">k</text:span><text:span text:style-name="T32">i</text:span><text:span text:style-name="T32">n</text:span></text:p>
            <text:p text:style-name="P57"><text:span text:style-name="T48">2</text:span><text:span text:style-name="T48">0</text:span><text:span text:style-name="T48">x</text:span><text:span text:style-name="T48"> </text:span><text:span text:style-name="T48">C</text:span><text:span text:style-name="T48">r</text:span><text:span text:style-name="T48">o</text:span><text:span text:style-name="T48">s</text:span><text:span text:style-name="T48">s</text:span><text:span text:style-name="T48">b</text:span><text:span text:style-name="T48">o</text:span><text:span text:style-name="T48">w</text:span><text:span text:style-name="T48"> </text:span><text:span text:style-name="T48">b</text:span><text:span text:style-name="T48">o</text:span><text:span text:style-name="T48">l</text:span><text:span text:style-name="T48">t</text:span><text:span text:style-name="T48"> 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32">B</text:span><text:span text:style-name="T32">a</text:span><text:span text:style-name="T32">c</text:span><text:span text:style-name="T32">k</text:span><text:span text:style-name="T32">p</text:span><text:span text:style-name="T32">a</text:span><text:span text:style-name="T32">c</text:span><text:span text:style-name="T32">k</text:span></text:p>
            <text:p text:style-name="P57"><text:span text:style-name="T32">1</text:span><text:span text:style-name="T32">0</text:span><text:span text:style-name="T32">x</text:span><text:span text:style-name="T32"> </text:span><text:span text:style-name="T32">P</text:span><text:span text:style-name="T32">i</text:span><text:span text:style-name="T32">t</text:span><text:span text:style-name="T32">o</text:span><text:span text:style-name="T32">n</text:span><text:span text:style-name="T32"> </text:span></text:p>
            <text:p text:style-name="P57"><text:span text:style-name="T32">1</text:span><text:span text:style-name="T32">0</text:span><text:span text:style-name="T32">x</text:span><text:span text:style-name="T32"> </text:span><text:span text:style-name="T32">R</text:span><text:span text:style-name="T32">a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(</text:span><text:span text:style-name="T32">1</text:span><text:span text:style-name="T32">d</text:span><text:span text:style-name="T32">a</text:span><text:span text:style-name="T32">y</text:span><text:span text:style-name="T32">)</text:span></text:p>
            <text:p text:style-name="P57"><text:span text:style-name="T32">R</text:span><text:span text:style-name="T32">o</text:span><text:span text:style-name="T32">p</text:span><text:span text:style-name="T32">e</text:span><text:span text:style-name="T32">,</text:span><text:span text:style-name="T32"> </text:span><text:span text:style-name="T32">h</text:span><text:span text:style-name="T32">e</text:span><text:span text:style-name="T32">m</text:span><text:span text:style-name="T32">p</text:span><text:span text:style-name="T32">e</text:span><text:span text:style-name="T32">n</text:span><text:span text:style-name="T32"> </text:span></text:p>
            <text:p text:style-name="P57"><text:span text:style-name="T32">1</text:span><text:span text:style-name="T32">0</text:span><text:span text:style-name="T32">x</text:span><text:span text:style-name="T32"> </text:span><text:span text:style-name="T32">T</text:span><text:span text:style-name="T32">o</text:span><text:span text:style-name="T32">r</text:span><text:span text:style-name="T32">c</text:span><text:span text:style-name="T32">h</text:span></text:p>
          </draw:text-box>
        </draw:fram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1" draw:text-style-name="P59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7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7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6" draw:layer="layout" svg:width="2.313cm" svg:height="0.276cm" svg:x="2.474cm" svg:y="3.274cm">
          <draw:text-box>
            <text:p text:style-name="P25"><text:span text:style-name="T11">C</text:span><text:span text:style-name="T11">H</text:span><text:span text:style-name="T11">A</text:span><text:span text:style-name="T11">R</text:span><text:span text:style-name="T11">A</text:span><text:span text:style-name="T11">C</text:span><text:span text:style-name="T11">T</text:span><text:span text:style-name="T11">E</text:span><text:span text:style-name="T11">R</text:span><text:span text:style-name="T11"> </text:span><text:span text:style-name="T11">N</text:span><text:span text:style-name="T11">A</text:span><text:span text:style-name="T11">M</text:span><text:span text:style-name="T11">E</text:span></text:p>
          </draw:text-box>
        </draw:frame>
        <draw:frame draw:style-name="gr118" draw:text-style-name="P26" draw:layer="layout" svg:width="0.662cm" svg:height="0.276cm" svg:x="9.374cm" svg:y="3.281cm">
          <draw:text-box>
            <text:p text:style-name="P25"><text:span text:style-name="T11">E</text:span><text:span text:style-name="T11">Y</text:span><text:span text:style-name="T11">E</text:span><text:span text:style-name="T11">S</text:span></text:p>
          </draw:text-box>
        </draw:frame>
        <draw:frame draw:style-name="gr119" draw:text-style-name="P26" draw:layer="layout" svg:width="0.523cm" svg:height="0.276cm" svg:x="9.374cm" svg:y="2.361cm">
          <draw:text-box>
            <text:p text:style-name="P25"><text:span text:style-name="T11">A</text:span><text:span text:style-name="T11">G</text:span><text:span text:style-name="T11">E</text:span></text:p>
          </draw:text-box>
        </draw:frame>
        <draw:frame draw:style-name="gr120" draw:text-style-name="P26" draw:layer="layout" svg:width="0.984cm" svg:height="0.276cm" svg:x="16.765cm" svg:y="2.361cm">
          <draw:text-box>
            <text:p text:style-name="P25"><text:span text:style-name="T11">W</text:span><text:span text:style-name="T11">E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121" draw:text-style-name="P26" draw:layer="layout" svg:width="0.929cm" svg:height="0.276cm" svg:x="13.352cm" svg:y="2.361cm">
          <draw:text-box>
            <text:p text:style-name="P25"><text:span text:style-name="T11">H</text:span><text:span text:style-name="T11">E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122" draw:text-style-name="P26" draw:layer="layout" svg:width="0.59cm" svg:height="0.276cm" svg:x="16.765cm" svg:y="3.287cm">
          <draw:text-box>
            <text:p text:style-name="P25"><text:span text:style-name="T11">H</text:span><text:span text:style-name="T11">A</text:span><text:span text:style-name="T11">I</text:span><text:span text:style-name="T11">R</text:span></text:p>
          </draw:text-box>
        </draw:frame>
        <draw:frame draw:style-name="gr123" draw:text-style-name="P26" draw:layer="layout" svg:width="0.578cm" svg:height="0.276cm" svg:x="13.352cm" svg:y="3.28cm">
          <draw:text-box>
            <text:p text:style-name="P25"><text:span text:style-name="T11">S</text:span><text:span text:style-name="T11">K</text:span><text:span text:style-name="T11">I</text:span><text:span text:style-name="T11">N</text:span></text:p>
          </draw:text-box>
        </draw:frame>
        <draw:frame draw:style-name="gr71" draw:text-style-name="P40" draw:layer="layout" svg:width="0.59cm" svg:height="0.225cm" svg:x="14.891cm" svg:y="5.131cm">
          <draw:text-box>
            <text:p text:style-name="P25"><text:span text:style-name="T16">N</text:span><text:span text:style-name="T16">A</text:span><text:span text:style-name="T16">M</text:span><text:span text:style-name="T16">E</text:span></text:p>
          </draw:text-box>
        </draw:frame>
        <draw:frame draw:style-name="gr85" draw:text-style-name="P38" draw:layer="layout" svg:width="1.259cm" svg:height="0.255cm" svg:x="13.604cm" svg:y="26.722cm">
          <draw:text-box>
            <text:p text:style-name="P25"><text:span text:style-name="T18">T</text:span><text:span text:style-name="T18">R</text:span><text:span text:style-name="T18">E</text:span><text:span text:style-name="T18">A</text:span><text:span text:style-name="T18">S</text:span><text:span text:style-name="T18">U</text:span><text:span text:style-name="T18">R</text:span><text:span text:style-name="T18">E</text:span></text:p>
          </draw:text-box>
        </draw:frame>
        <draw:frame draw:style-name="gr124" draw:text-style-name="P38" draw:layer="layout" svg:width="2.961cm" svg:height="0.255cm" svg:x="2.883cm" svg:y="26.724cm">
          <draw:text-box>
            <text:p text:style-name="P25"><text:span text:style-name="T18">C</text:span><text:span text:style-name="T18">H</text:span><text:span text:style-name="T18">A</text:span><text:span text:style-name="T18">R</text:span><text:span text:style-name="T18">A</text:span><text:span text:style-name="T18">C</text:span><text:span text:style-name="T18">T</text:span><text:span text:style-name="T18">E</text:span><text:span text:style-name="T18">R</text:span><text:span text:style-name="T18"> </text:span><text:span text:style-name="T18">B</text:span><text:span text:style-name="T18">A</text:span><text:span text:style-name="T18">C</text:span><text:span text:style-name="T18">K</text:span><text:span text:style-name="T18">S</text:span><text:span text:style-name="T18">T</text:span><text:span text:style-name="T18">O</text:span><text:span text:style-name="T18">R</text:span><text:span text:style-name="T18">Y</text:span></text:p>
          </draw:text-box>
        </draw:frame>
        <draw:frame draw:style-name="gr125" draw:text-style-name="P38" draw:layer="layout" svg:width="3.114cm" svg:height="0.255cm" svg:x="2.812cm" svg:y="12.47cm">
          <draw:text-box>
            <text:p text:style-name="P25"><text:span text:style-name="T18">C</text:span><text:span text:style-name="T18">H</text:span><text:span text:style-name="T18">A</text:span><text:span text:style-name="T18">R</text:span><text:span text:style-name="T18">A</text:span><text:span text:style-name="T18">C</text:span><text:span text:style-name="T18">T</text:span><text:span text:style-name="T18">E</text:span><text:span text:style-name="T18">R</text:span><text:span text:style-name="T18"> </text:span><text:span text:style-name="T18">A</text:span><text:span text:style-name="T18">P</text:span><text:span text:style-name="T18">P</text:span><text:span text:style-name="T18">E</text:span><text:span text:style-name="T18">A</text:span><text:span text:style-name="T18">R</text:span><text:span text:style-name="T18">A</text:span><text:span text:style-name="T18">N</text:span><text:span text:style-name="T18">C</text:span><text:span text:style-name="T18">E</text:span></text:p>
          </draw:text-box>
        </draw:frame>
        <draw:frame draw:style-name="gr126" draw:text-style-name="P38" draw:layer="layout" svg:width="3.825cm" svg:height="0.255cm" svg:x="12.433cm" svg:y="20.544cm">
          <draw:text-box>
            <text:p text:style-name="P25"><text:span text:style-name="T18">A</text:span><text:span text:style-name="T18">D</text:span><text:span text:style-name="T18">D</text:span><text:span text:style-name="T18">I</text:span><text:span text:style-name="T18">T</text:span><text:span text:style-name="T18">I</text:span><text:span text:style-name="T18">O</text:span><text:span text:style-name="T18">N</text:span><text:span text:style-name="T18">A</text:span><text:span text:style-name="T18">L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&amp;</text:span><text:span text:style-name="T18"> </text:span><text:span text:style-name="T18">T</text:span><text:span text:style-name="T18">R</text:span><text:span text:style-name="T18">A</text:span><text:span text:style-name="T18">I</text:span><text:span text:style-name="T18">T</text:span><text:span text:style-name="T18">S</text:span></text:p>
          </draw:text-box>
        </draw:frame>
        <draw:frame draw:style-name="gr127" draw:text-style-name="P38" draw:layer="layout" svg:width="3.025cm" svg:height="0.255cm" svg:x="12.764cm" svg:y="12.47cm">
          <draw:text-box>
            <text:p text:style-name="P25"><text:span text:style-name="T18">A</text:span><text:span text:style-name="T18">L</text:span><text:span text:style-name="T18">L</text:span><text:span text:style-name="T18">I</text:span><text:span text:style-name="T18">E</text:span><text:span text:style-name="T18">S</text:span><text:span text:style-name="T18"> </text:span><text:span text:style-name="T18">&amp;</text:span><text:span text:style-name="T18"> </text:span><text:span text:style-name="T18">O</text:span><text:span text:style-name="T18">R</text:span><text:span text:style-name="T18">G</text:span><text:span text:style-name="T18">A</text:span><text:span text:style-name="T18">N</text:span><text:span text:style-name="T18">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8" draw:text-style-name="P38" draw:layer="layout" svg:width="0.98cm" svg:height="0.255cm" svg:x="16.924cm" svg:y="10.438cm">
          <draw:text-box>
            <text:p text:style-name="P25"><text:span text:style-name="T49">S</text:span><text:span text:style-name="T49">Y</text:span><text:span text:style-name="T49">M</text:span><text:span text:style-name="T49">B</text:span><text:span text:style-name="T49">O</text:span><text:span text:style-name="T49">L</text:span></text:p>
          </draw:text-box>
        </draw:frame>
        <draw:frame draw:style-name="gr28" draw:text-style-name="P27" draw:layer="layout" svg:width="9.43cm" svg:height="0.196cm" svg:x="6.098cm" svg:y="27.272cm">
          <draw:text-box>
            <text:p text:style-name="P25"><text:span text:style-name="T50">T</text:span><text:span text:style-name="T50">M</text:span><text:span text:style-name="T50"> </text:span><text:span text:style-name="T50">&amp;</text:span><text:span text:style-name="T50"> </text:span><text:span text:style-name="T50">©</text:span><text:span text:style-name="T50"> </text:span><text:span text:style-name="T50">2</text:span><text:span text:style-name="T50">0</text:span><text:span text:style-name="T50">1</text:span><text:span text:style-name="T50">4</text:span><text:span text:style-name="T50"> </text:span><text:span text:style-name="T50">W</text:span><text:span text:style-name="T50">i</text:span><text:span text:style-name="T50">z</text:span><text:span text:style-name="T50">a</text:span><text:span text:style-name="T50">r</text:span><text:span text:style-name="T50">d</text:span><text:span text:style-name="T50">s</text:span><text:span text:style-name="T50"> </text:span><text:span text:style-name="T50">o</text:span><text:span text:style-name="T50">f </text:span><text:span text:style-name="T50">t</text:span><text:span text:style-name="T50">h</text:span><text:span text:style-name="T50">e</text:span><text:span text:style-name="T50"> </text:span><text:span text:style-name="T50">C</text:span><text:span text:style-name="T50">o</text:span><text:span text:style-name="T50">a</text:span><text:span text:style-name="T50">s</text:span><text:span text:style-name="T50">t </text:span><text:span text:style-name="T50">L</text:span><text:span text:style-name="T50">L</text:span><text:span text:style-name="T50">C</text:span><text:span text:style-name="T50">. </text:span><text:span text:style-name="T50">P</text:span><text:span text:style-name="T50">e</text:span><text:span text:style-name="T50">r</text:span><text:span text:style-name="T50">m</text:span><text:span text:style-name="T50">i</text:span><text:span text:style-name="T50">s</text:span><text:span text:style-name="T50">s</text:span><text:span text:style-name="T50">i</text:span><text:span text:style-name="T50">o</text:span><text:span text:style-name="T50">n</text:span><text:span text:style-name="T50"> </text:span><text:span text:style-name="T50">i</text:span><text:span text:style-name="T50">s</text:span><text:span text:style-name="T50"> </text:span><text:span text:style-name="T50">g</text:span><text:span text:style-name="T50">r</text:span><text:span text:style-name="T50">a</text:span><text:span text:style-name="T50">n</text:span><text:span text:style-name="T50">t</text:span><text:span text:style-name="T50">e</text:span><text:span text:style-name="T50">d</text:span><text:span text:style-name="T50"> </text:span><text:span text:style-name="T50">t</text:span><text:span text:style-name="T50">o</text:span><text:span text:style-name="T50"> </text:span><text:span text:style-name="T50">p</text:span><text:span text:style-name="T50">h</text:span><text:span text:style-name="T50">o</text:span><text:span text:style-name="T50">t</text:span><text:span text:style-name="T50">o</text:span><text:span text:style-name="T50">c</text:span><text:span text:style-name="T50">o</text:span><text:span text:style-name="T50">p</text:span><text:span text:style-name="T50">y</text:span><text:span text:style-name="T50"> </text:span><text:span text:style-name="T50">t</text:span><text:span text:style-name="T50">h</text:span><text:span text:style-name="T50">i</text:span><text:span text:style-name="T50">s</text:span><text:span text:style-name="T50"> </text:span><text:span text:style-name="T50">d</text:span><text:span text:style-name="T50">o</text:span><text:span text:style-name="T50">c</text:span><text:span text:style-name="T50">u</text:span><text:span text:style-name="T50">m</text:span><text:span text:style-name="T50">e</text:span><text:span text:style-name="T50">n</text:span><text:span text:style-name="T50">t </text:span><text:span text:style-name="T50">f</text:span><text:span text:style-name="T50">o</text:span><text:span text:style-name="T50">r </text:span><text:span text:style-name="T50">p</text:span><text:span text:style-name="T50">e</text:span><text:span text:style-name="T50">r</text:span><text:span text:style-name="T50">s</text:span><text:span text:style-name="T50">o</text:span><text:span text:style-name="T50">n</text:span><text:span text:style-name="T50">a</text:span><text:span text:style-name="T50">l </text:span><text:span text:style-name="T50">u</text:span><text:span text:style-name="T50">s</text:span><text:span text:style-name="T50">e</text:span><text:span text:style-name="T50">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9" draw:text-style-name="P60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0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9" draw:text-style-name="P60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0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9" draw:text-style-name="P60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0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9" draw:text-style-name="P60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9" draw:text-style-name="P60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9" draw:text-style-name="P60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9" draw:text-style-name="P60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9" draw:text-style-name="P60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9" draw:text-style-name="P60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9" draw:text-style-name="P60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9" draw:text-style-name="P60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9" draw:text-style-name="P60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9" draw:text-style-name="P60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9" draw:text-style-name="P60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9" draw:text-style-name="P60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9" draw:text-style-name="P60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9" draw:text-style-name="P60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31" draw:text-style-name="P60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7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7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7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7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7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7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32" draw:text-style-name="P16" draw:layer="layout" svg:x1="7.175cm" svg:y1="6.51cm" svg:x2="1.129cm" svg:y2="6.51cm">
          <text:p/>
        </draw:line>
        <draw:line draw:style-name="gr132" draw:text-style-name="P16" draw:layer="layout" svg:x1="7.175cm" svg:y1="7.004cm" svg:x2="1.129cm" svg:y2="7.004cm">
          <text:p/>
        </draw:line>
        <draw:line draw:style-name="gr132" draw:text-style-name="P16" draw:layer="layout" svg:x1="7.175cm" svg:y1="7.498cm" svg:x2="1.129cm" svg:y2="7.498cm">
          <text:p/>
        </draw:line>
        <draw:line draw:style-name="gr132" draw:text-style-name="P16" draw:layer="layout" svg:x1="7.175cm" svg:y1="7.992cm" svg:x2="1.129cm" svg:y2="7.992cm">
          <text:p/>
        </draw:line>
        <draw:line draw:style-name="gr132" draw:text-style-name="P16" draw:layer="layout" svg:x1="7.175cm" svg:y1="8.486cm" svg:x2="1.129cm" svg:y2="8.486cm">
          <text:p/>
        </draw:line>
        <draw:line draw:style-name="gr132" draw:text-style-name="P16" draw:layer="layout" svg:x1="7.175cm" svg:y1="8.98cm" svg:x2="1.129cm" svg:y2="8.98cm">
          <text:p/>
        </draw:line>
        <draw:line draw:style-name="gr132" draw:text-style-name="P16" draw:layer="layout" svg:x1="7.175cm" svg:y1="9.474cm" svg:x2="1.129cm" svg:y2="9.474cm">
          <text:p/>
        </draw:line>
        <draw:line draw:style-name="gr132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2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2.32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2.8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3.31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3.80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4.30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14.79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15.28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15.78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6.27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6.77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7.26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7.75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8.25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0.31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0.81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1.30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6" draw:layer="layout" svg:width="0.246cm" svg:height="0.276cm" svg:x="1.365cm" svg:y="21.80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22.29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22.78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23.28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3.77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4.2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4.76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25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75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1.365cm" svg:y="26.24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6.33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6.83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7.32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6" draw:layer="layout" svg:width="0.246cm" svg:height="0.276cm" svg:x="8.032cm" svg:y="7.8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8.31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6" draw:layer="layout" svg:width="0.246cm" svg:height="0.276cm" svg:x="8.032cm" svg:y="8.80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9.30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9.79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28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78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1.27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11.77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8.032cm" svg:y="12.26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6.33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6.83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7.32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7.8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31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80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9.30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9.79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6" draw:layer="layout" svg:width="0.246cm" svg:height="0.276cm" svg:x="14.634cm" svg:y="10.28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2.32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2.82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3.31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6" draw:layer="layout" svg:width="0.246cm" svg:height="0.276cm" svg:x="14.634cm" svg:y="13.80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14.30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4.79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6" draw:layer="layout" svg:width="0.246cm" svg:height="0.276cm" svg:x="14.634cm" svg:y="15.2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6" draw:layer="layout" svg:width="0.246cm" svg:height="0.276cm" svg:x="14.634cm" svg:y="15.78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6.27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18.31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18.81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6" draw:layer="layout" svg:width="0.246cm" svg:height="0.276cm" svg:x="14.634cm" svg:y="19.30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9.79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29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78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6" draw:layer="layout" svg:width="0.246cm" svg:height="0.276cm" svg:x="14.634cm" svg:y="21.28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6" draw:layer="layout" svg:width="0.246cm" svg:height="0.276cm" svg:x="14.634cm" svg:y="23.28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3.77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4.26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6" draw:layer="layout" svg:width="0.246cm" svg:height="0.276cm" svg:x="14.634cm" svg:y="24.76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6" draw:layer="layout" svg:width="0.246cm" svg:height="0.276cm" svg:x="14.634cm" svg:y="25.25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6" draw:layer="layout" svg:width="0.246cm" svg:height="0.276cm" svg:x="14.634cm" svg:y="25.75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14.634cm" svg:y="26.24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4.29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4.7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5.28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15.77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6" draw:layer="layout" svg:width="0.246cm" svg:height="0.276cm" svg:x="8.032cm" svg:y="16.27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6" draw:layer="layout" svg:width="0.246cm" svg:height="0.276cm" svg:x="8.032cm" svg:y="16.76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2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754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8.032cm" svg:y="18.248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8.742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9.23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9.72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0.22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22.28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22.78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6" draw:layer="layout" svg:width="0.246cm" svg:height="0.276cm" svg:x="8.032cm" svg:y="23.277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23.771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6" draw:layer="layout" svg:width="0.246cm" svg:height="0.276cm" svg:x="8.032cm" svg:y="24.265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4.759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5.253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5.746cm">
          <draw:text-box>
            <text:p text:style-name="P25"><text:span text:style-name="T11"><text:s/></text:span></text:p>
          </draw:text-box>
        </draw:frame>
        <draw:line draw:style-name="gr132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6" draw:layer="layout" svg:width="0.246cm" svg:height="0.276cm" svg:x="8.032cm" svg:y="26.24cm">
          <draw:text-box>
            <text:p text:style-name="P25"><text:span text:style-name="T11"><text:s/>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</text:span><text:span text:style-name="T12">M</text:span><text:span text:style-name="T12"> </text:span><text:span text:style-name="T12">&amp;</text:span><text:span text:style-name="T12"> </text:span><text:span text:style-name="T12">©</text:span><text:span text:style-name="T12"> </text:span><text:span text:style-name="T12">2</text:span><text:span text:style-name="T12">0</text:span><text:span text:style-name="T12">1</text:span><text:span text:style-name="T12">4</text:span><text:span text:style-name="T12"> </text:span><text:span text:style-name="T12">W</text:span><text:span text:style-name="T12">i</text:span><text:span text:style-name="T12">z</text:span><text:span text:style-name="T12">a</text:span><text:span text:style-name="T12">r</text:span><text:span text:style-name="T12">d</text:span><text:span text:style-name="T12">s</text:span><text:span text:style-name="T12"> </text:span><text:span text:style-name="T12">o</text:span><text:span text:style-name="T12">f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a</text:span><text:span text:style-name="T12">s</text:span><text:span text:style-name="T12">t </text:span><text:span text:style-name="T12">L</text:span><text:span text:style-name="T12">L</text:span><text:span text:style-name="T12">C</text:span><text:span text:style-name="T12">. </text:span><text:span text:style-name="T12">P</text:span><text:span text:style-name="T12">e</text:span><text:span text:style-name="T12">r</text:span><text:span text:style-name="T12">m</text:span><text:span text:style-name="T12">i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g</text:span><text:span text:style-name="T12">r</text:span><text:span text:style-name="T12">a</text:span><text:span text:style-name="T12">n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p</text:span><text:span text:style-name="T12">h</text:span><text:span text:style-name="T12">o</text:span><text:span text:style-name="T12">t</text:span><text:span text:style-name="T12">o</text:span><text:span text:style-name="T12">c</text:span><text:span text:style-name="T12">o</text:span><text:span text:style-name="T12">p</text:span><text:span text:style-name="T12">y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 </text:span><text:span text:style-name="T12">f</text:span><text:span text:style-name="T12">o</text:span><text:span text:style-name="T12">r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a</text:span><text:span text:style-name="T12">l </text:span><text:span text:style-name="T12">u</text:span><text:span text:style-name="T12">s</text:span><text:span text:style-name="T12">e</text:span><text:span text:style-name="T12">.</text:span></text:p>
          </draw:text-box>
        </draw:frame>
        <draw:frame draw:style-name="gr133" draw:text-style-name="P26" draw:layer="layout" svg:width="1.86cm" svg:height="0.276cm" svg:x="2.474cm" svg:y="3.274cm">
          <draw:text-box>
            <text:p text:style-name="P25"><text:span text:style-name="T11">S</text:span><text:span text:style-name="T11">P</text:span><text:span text:style-name="T11">E</text:span><text:span text:style-name="T11">L</text:span><text:span text:style-name="T11">L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</text:span></text:p>
          </draw:text-box>
        </draw:frame>
        <draw:frame draw:style-name="gr134" draw:text-style-name="P26" draw:layer="layout" svg:width="0.811cm" svg:height="0.276cm" svg:x="2.474cm" svg:y="3.521cm">
          <draw:text-box>
            <text:p text:style-name="P25"><text:span text:style-name="T11">C</text:span><text:span text:style-name="T11">L</text:span><text:span text:style-name="T11">A</text:span><text:span text:style-name="T11">S</text:span><text:span text:style-name="T11">S</text:span></text:p>
          </draw:text-box>
        </draw:frame>
        <draw:frame draw:style-name="gr135" draw:text-style-name="P40" draw:layer="layout" svg:width="1.606cm" svg:height="0.225cm" draw:transform="rotate (1.5707963267949) translate (0.55cm 16.162cm)">
          <draw:text-box>
            <text:p text:style-name="P25"><text:span text:style-name="T16">S</text:span><text:span text:style-name="T16">P</text:span><text:span text:style-name="T16">E</text:span><text:span text:style-name="T16">L</text:span><text:span text:style-name="T16">L</text:span><text:span text:style-name="T16">S</text:span><text:span text:style-name="T16"> </text:span><text:span text:style-name="T16">K</text:span><text:span text:style-name="T16">N</text:span><text:span text:style-name="T16">O</text:span><text:span text:style-name="T16">W</text:span><text:span text:style-name="T16">N</text:span></text:p>
          </draw:text-box>
        </draw:frame>
        <draw:frame draw:style-name="gr136" draw:text-style-name="P38" draw:layer="layout" svg:width="1.475cm" svg:height="0.255cm" svg:x="3.697cm" svg:y="12.257cm">
          <draw:text-box>
            <text:p text:style-name="P25"><text:span text:style-name="T51">S</text:span><text:span text:style-name="T51">P</text:span><text:span text:style-name="T51">E</text:span><text:span text:style-name="T51">L</text:span><text:span text:style-name="T51">L</text:span><text:span text:style-name="T51"> </text:span><text:span text:style-name="T51">N</text:span><text:span text:style-name="T51">A</text:span><text:span text:style-name="T51">M</text:span><text:span text:style-name="T51">E</text:span></text:p>
          </draw:text-box>
        </draw:frame>
        <draw:frame draw:style-name="gr137" draw:text-style-name="P61" draw:layer="layout" svg:width="0.158cm" svg:height="0.179cm" draw:transform="rotate (1.61058983374037) translate (0.93cm 12.483cm)">
          <draw:text-box>
            <text:p text:style-name="P25"><text:span text:style-name="T52">P</text:span></text:p>
          </draw:text-box>
        </draw:frame>
        <draw:frame draw:style-name="gr137" draw:text-style-name="P61" draw:layer="layout" svg:width="0.158cm" svg:height="0.179cm" draw:transform="rotate (1.11509085909918) translate (0.94cm 12.338cm)">
          <draw:text-box>
            <text:p text:style-name="P25"><text:span text:style-name="T52">R</text:span></text:p>
          </draw:text-box>
        </draw:frame>
        <draw:frame draw:style-name="gr137" draw:text-style-name="P61" draw:layer="layout" svg:width="0.158cm" svg:height="0.179cm" draw:transform="rotate (0.713839664065681) translate (1.01cm 12.22cm)">
          <draw:text-box>
            <text:p text:style-name="P25"><text:span text:style-name="T52">E</text:span></text:p>
          </draw:text-box>
        </draw:frame>
        <draw:frame draw:style-name="gr137" draw:text-style-name="P61" draw:layer="layout" svg:width="0.158cm" svg:height="0.179cm" draw:transform="rotate (0.326900168898538) translate (1.112cm 12.146cm)">
          <draw:text-box>
            <text:p text:style-name="P25"><text:span text:style-name="T52">P</text:span></text:p>
          </draw:text-box>
        </draw:frame>
        <draw:frame draw:style-name="gr137" draw:text-style-name="P61" draw:layer="layout" svg:width="0.158cm" svg:height="0.179cm" draw:transform="rotate (-0.155334303427496) translate (1.249cm 12.114cm)">
          <draw:text-box>
            <text:p text:style-name="P25"><text:span text:style-name="T52">A</text:span></text:p>
          </draw:text-box>
        </draw:frame>
        <draw:frame draw:style-name="gr137" draw:text-style-name="P61" draw:layer="layout" svg:width="0.158cm" svg:height="0.179cm" draw:transform="rotate (-0.556585498460992) translate (1.383cm 12.146cm)">
          <draw:text-box>
            <text:p text:style-name="P25"><text:span text:style-name="T52">R</text:span></text:p>
          </draw:text-box>
        </draw:frame>
        <draw:frame draw:style-name="gr137" draw:text-style-name="P61" draw:layer="layout" svg:width="0.158cm" svg:height="0.179cm" draw:transform="rotate (-0.955044166691298) translate (1.49cm 12.229cm)">
          <draw:text-box>
            <text:p text:style-name="P25"><text:span text:style-name="T52">E</text:span></text:p>
          </draw:text-box>
        </draw:frame>
        <draw:frame draw:style-name="gr137" draw:text-style-name="P61" draw:layer="layout" svg:width="0.158cm" svg:height="0.179cm" draw:transform="rotate (-1.53100281984943) translate (1.563cm 12.366cm)">
          <draw:text-box>
            <text:p text:style-name="P25"><text:span text:style-name="T52">D</text:span></text:p>
          </draw:text-box>
        </draw:frame>
        <draw:frame draw:style-name="gr138" draw:text-style-name="P40" draw:layer="layout" svg:width="0.637cm" svg:height="0.225cm" svg:x="1.106cm" svg:y="10.352cm">
          <draw:text-box>
            <text:p text:style-name="P25"><text:span text:style-name="T16">S</text:span><text:span text:style-name="T16">P</text:span><text:span text:style-name="T16">E</text:span><text:span text:style-name="T16">L</text:span><text:span text:style-name="T16">L</text:span></text:p>
          </draw:text-box>
        </draw:frame>
        <draw:frame draw:style-name="gr138" draw:text-style-name="P40" draw:layer="layout" svg:width="0.637cm" svg:height="0.225cm" svg:x="1.103cm" svg:y="10.546cm">
          <draw:text-box>
            <text:p text:style-name="P25"><text:span text:style-name="T16">L</text:span><text:span text:style-name="T16">E</text:span><text:span text:style-name="T16">V</text:span><text:span text:style-name="T16">E</text:span><text:span text:style-name="T16">L</text:span></text:p>
          </draw:text-box>
        </draw:frame>
        <draw:frame draw:style-name="gr139" draw:text-style-name="P40" draw:layer="layout" svg:width="1.844cm" svg:height="0.225cm" svg:x="4.505cm" svg:y="10.711cm">
          <draw:text-box>
            <text:p text:style-name="P25"><text:span text:style-name="T16">S</text:span><text:span text:style-name="T16">L</text:span><text:span text:style-name="T16">O</text:span><text:span text:style-name="T16">T</text:span><text:span text:style-name="T16">S</text:span><text:span text:style-name="T16"> </text:span><text:span text:style-name="T16">E</text:span><text:span text:style-name="T16">X</text:span><text:span text:style-name="T16">P</text:span><text:span text:style-name="T16">E</text:span><text:span text:style-name="T16">N</text:span><text:span text:style-name="T16">D</text:span><text:span text:style-name="T16">E</text:span><text:span text:style-name="T16">D</text:span></text:p>
          </draw:text-box>
        </draw:frame>
        <draw:frame draw:style-name="gr140" draw:text-style-name="P40" draw:layer="layout" svg:width="1.374cm" svg:height="0.225cm" svg:x="1.793cm" svg:y="10.711cm">
          <draw:text-box>
            <text:p text:style-name="P25"><text:span text:style-name="T16">S</text:span><text:span text:style-name="T16">L</text:span><text:span text:style-name="T16">O</text:span><text:span text:style-name="T16">T</text:span><text:span text:style-name="T16">S</text:span><text:span text:style-name="T16"> </text:span><text:span text:style-name="T16">T</text:span><text:span text:style-name="T16">O</text:span><text:span text:style-name="T16">T</text:span><text:span text:style-name="T16">A</text:span><text:span text:style-name="T16">L</text:span></text:p>
          </draw:text-box>
        </draw:frame>
        <draw:frame draw:style-name="gr141" draw:text-style-name="P42" draw:layer="layout" svg:width="0.422cm" svg:height="0.475cm" svg:x="1.322cm" svg:y="11.188cm">
          <draw:text-box>
            <text:p text:style-name="P25"><text:span text:style-name="T53">1</text:span></text:p>
          </draw:text-box>
        </draw:frame>
        <draw:frame draw:style-name="gr141" draw:text-style-name="P42" draw:layer="layout" svg:width="0.422cm" svg:height="0.475cm" svg:x="1.322cm" svg:y="5.271cm">
          <draw:text-box>
            <text:p text:style-name="P25"><text:span text:style-name="T53">0</text:span></text:p>
          </draw:text-box>
        </draw:frame>
        <draw:frame draw:style-name="gr141" draw:text-style-name="P42" draw:layer="layout" svg:width="0.422cm" svg:height="0.475cm" svg:x="1.322cm" svg:y="19.252cm">
          <draw:text-box>
            <text:p text:style-name="P25"><text:span text:style-name="T53">2</text:span></text:p>
          </draw:text-box>
        </draw:frame>
        <draw:frame draw:style-name="gr141" draw:text-style-name="P42" draw:layer="layout" svg:width="0.422cm" svg:height="0.475cm" svg:x="7.989cm" svg:y="5.271cm">
          <draw:text-box>
            <text:p text:style-name="P25"><text:span text:style-name="T53">3</text:span></text:p>
          </draw:text-box>
        </draw:frame>
        <draw:frame draw:style-name="gr141" draw:text-style-name="P42" draw:layer="layout" svg:width="0.422cm" svg:height="0.475cm" svg:x="14.591cm" svg:y="5.271cm">
          <draw:text-box>
            <text:p text:style-name="P25"><text:span text:style-name="T53">6</text:span></text:p>
          </draw:text-box>
        </draw:frame>
        <draw:frame draw:style-name="gr141" draw:text-style-name="P42" draw:layer="layout" svg:width="0.422cm" svg:height="0.475cm" svg:x="14.591cm" svg:y="11.26cm">
          <draw:text-box>
            <text:p text:style-name="P25"><text:span text:style-name="T53">7</text:span></text:p>
          </draw:text-box>
        </draw:frame>
        <draw:frame draw:style-name="gr141" draw:text-style-name="P42" draw:layer="layout" svg:width="0.422cm" svg:height="0.475cm" svg:x="14.591cm" svg:y="17.25cm">
          <draw:text-box>
            <text:p text:style-name="P25"><text:span text:style-name="T53">8</text:span></text:p>
          </draw:text-box>
        </draw:frame>
        <draw:frame draw:style-name="gr141" draw:text-style-name="P42" draw:layer="layout" svg:width="0.422cm" svg:height="0.475cm" svg:x="14.591cm" svg:y="22.214cm">
          <draw:text-box>
            <text:p text:style-name="P25"><text:span text:style-name="T53">9</text:span></text:p>
          </draw:text-box>
        </draw:frame>
        <draw:frame draw:style-name="gr141" draw:text-style-name="P42" draw:layer="layout" svg:width="0.422cm" svg:height="0.475cm" svg:x="7.989cm" svg:y="13.229cm">
          <draw:text-box>
            <text:p text:style-name="P25"><text:span text:style-name="T53">4</text:span></text:p>
          </draw:text-box>
        </draw:frame>
        <draw:frame draw:style-name="gr141" draw:text-style-name="P42" draw:layer="layout" svg:width="0.422cm" svg:height="0.475cm" svg:x="7.989cm" svg:y="21.222cm">
          <draw:text-box>
            <text:p text:style-name="P25"><text:span text:style-name="T53">5</text:span></text:p>
          </draw:text-box>
        </draw:frame>
        <draw:frame draw:style-name="gr133" draw:text-style-name="P26" draw:layer="layout" svg:width="1.86cm" svg:height="0.276cm" svg:x="10.333cm" svg:y="3.053cm">
          <draw:text-box>
            <text:p text:style-name="P25"><text:span text:style-name="T11">S</text:span><text:span text:style-name="T11">P</text:span><text:span text:style-name="T11">E</text:span><text:span text:style-name="T11">L</text:span><text:span text:style-name="T11">L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</text:span></text:p>
          </draw:text-box>
        </draw:frame>
        <draw:frame draw:style-name="gr142" draw:text-style-name="P26" draw:layer="layout" svg:width="0.916cm" svg:height="0.276cm" svg:x="10.739cm" svg:y="3.279cm">
          <draw:text-box>
            <text:p text:style-name="P25"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/text:p>
          </draw:text-box>
        </draw:frame>
        <draw:frame draw:style-name="gr143" draw:text-style-name="P26" draw:layer="layout" svg:width="1.92cm" svg:height="0.276cm" svg:x="13.941cm" svg:y="3.053cm">
          <draw:text-box>
            <text:p text:style-name="P25"><text:span text:style-name="T11">S</text:span><text:span text:style-name="T11">P</text:span><text:span text:style-name="T11">E</text:span><text:span text:style-name="T11">L</text:span><text:span text:style-name="T11">L</text:span><text:span text:style-name="T11"> </text:span><text:span text:style-name="T11">S</text:span><text:span text:style-name="T11">A</text:span><text:span text:style-name="T11">V</text:span><text:span text:style-name="T11">E</text:span><text:span text:style-name="T11"> </text:span><text:span text:style-name="T11">D</text:span><text:span text:style-name="T11">C</text:span></text:p>
          </draw:text-box>
        </draw:frame>
        <draw:frame draw:style-name="gr144" draw:text-style-name="P26" draw:layer="layout" svg:width="1.805cm" svg:height="0.276cm" svg:x="17.606cm" svg:y="3.053cm">
          <draw:text-box>
            <text:p text:style-name="P25"><text:span text:style-name="T11">S</text:span><text:span text:style-name="T11">P</text:span><text:span text:style-name="T11">E</text:span><text:span text:style-name="T11">L</text:span><text:span text:style-name="T11">L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K</text:span></text:p>
          </draw:text-box>
        </draw:frame>
        <draw:frame draw:style-name="gr145" draw:text-style-name="P26" draw:layer="layout" svg:width="0.878cm" svg:height="0.276cm" svg:x="17.956cm" svg:y="3.279cm">
          <draw:text-box>
            <text:p text:style-name="P25"><text:span text:style-name="T11">B</text:span><text:span text:style-name="T11">O</text:span><text:span text:style-name="T11">N</text:span><text:span text:style-name="T11">U</text:span><text:span text:style-name="T11">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6" draw:text-style-name="P26" draw:layer="layout" svg:width="1.259cm" svg:height="0.276cm" svg:x="3.951cm" svg:y="5.384cm">
          <draw:text-box>
            <text:p text:style-name="P25"><text:span text:style-name="T54">C</text:span><text:span text:style-name="T54">A</text:span><text:span text:style-name="T54">N</text:span><text:span text:style-name="T54">T</text:span><text:span text:style-name="T54">R</text:span><text:span text:style-name="T54">I</text:span><text:span text:style-name="T54">P</text:span><text:span text:style-name="T54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0:48:18.513010221</dc:date>
    <meta:editing-duration>PT14H11M22S</meta:editing-duration>
    <meta:editing-cycles>222</meta:editing-cycles>
    <meta:generator>LibreOffice/7.4.3.2$MacOSX_X86_64 LibreOffice_project/1048a8393ae2eeec98dff31b5c133c5f1d08b890</meta:generator>
    <meta:print-date>2022-12-16T22:44:35.952677313</meta:print-date>
    <meta:document-statistic meta:object-count="978"/>
  </office:meta>
</office:document-meta>
</file>